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9.2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2.81pt"/>
    </style:style>
    <style:style style:name="co8" style:family="table-column">
      <style:table-column-properties fo:break-before="auto" style:column-width="68.74pt"/>
    </style:style>
    <style:style style:name="co9" style:family="table-column">
      <style:table-column-properties fo:break-before="auto" style:column-width="59.75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187.51pt"/>
    </style:style>
    <style:style style:name="co14" style:family="table-column">
      <style:table-column-properties fo:break-before="auto" style:column-width="108.34pt"/>
    </style:style>
    <style:style style:name="co15" style:family="table-column">
      <style:table-column-properties fo:break-before="auto" style:column-width="63.89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60.0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45.01pt" fo:break-before="auto" style:use-optimal-row-height="false"/>
    </style:style>
    <style:style style:name="ro8" style:family="table-row">
      <style:table-row-properties style:row-height="65.99pt" fo:break-before="auto" style:use-optimal-row-height="false"/>
    </style:style>
    <style:style style:name="ro9" style:family="table-row">
      <style:table-row-properties style:row-height="55.5pt" fo:break-before="auto" style:use-optimal-row-height="false"/>
    </style:style>
    <style:style style:name="ro10" style:family="table-row">
      <style:table-row-properties style:row-height="24.01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42.75pt" fo:break-before="auto" style:use-optimal-row-height="false"/>
    </style:style>
    <style:style style:name="ro14" style:family="table-row">
      <style:table-row-properties style:row-height="44.25pt" fo:break-before="auto" style:use-optimal-row-height="false"/>
    </style:style>
    <style:style style:name="ta1" style:family="table" style:master-page-name="PageStyle_5f_Report_20_109">
      <style:table-properties table:display="true" style:writing-mode="lr-tb"/>
    </style:style>
    <style:style style:name="ta2" style:family="table" style:master-page-name="PageStyle_5f_Analysis">
      <style:table-properties table:display="true" style:writing-mode="lr-tb"/>
    </style:style>
    <style:style style:name="ta3" style:family="table" style:master-page-name="PageStyle_5f_Consolidation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bold" style:font-size-asian="7pt" style:font-style-asian="italic" style:font-weight-asian="bold" style:font-name-complex="Arial" style:font-size-complex="7pt" style:font-style-complex="italic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=1%" style:apply-style-name="ConditionalStyle_5f_1" style:base-cell-address="Analysis.V1"/>
    </style:style>
    <style:style style:name="ce17" style:family="table-cell" style:parent-style-name="Default">
      <style:map style:condition="cell-content()&gt;=1%" style:apply-style-name="ConditionalStyle_5f_1" style:base-cell-address="Analysis.V1"/>
    </style:style>
    <style:style style:name="ce1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=1%" style:apply-style-name="ConditionalStyle_5f_1" style:base-cell-address="Analysis.V1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 1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Programmes &amp; Discipline - Report 109</text:p>
          </table:table-cell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21" table:number-rows-spanned="1">
            <text:p>Discipline &amp; Level &amp; Gender-Wise Student Enrolment - ALL</text:p>
          </table:table-cell>
          <table:covered-table-cell table:number-columns-repeated="20" table:style-name="ce9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2" table:number-rows-spanned="1">
            <text:p>State Name:</text:p>
          </table:table-cell>
          <table:covered-table-cell table:style-name="ce9"/>
          <table:table-cell table:style-name="ce3" office:value-type="string" calcext:value-type="string" table:number-columns-spanned="12" table:number-rows-spanned="1">
            <text:p>Kerala</text:p>
          </table:table-cell>
          <table:covered-table-cell table:number-columns-repeated="11" table:style-name="ce9"/>
          <table:table-cell table:style-name="ce14"/>
          <table:table-cell table:style-name="ce3" office:value-type="string" calcext:value-type="string" table:number-columns-spanned="3" table:number-rows-spanned="1">
            <text:p>Survey Year:</text:p>
          </table:table-cell>
          <table:covered-table-cell table:number-columns-repeated="2" table:style-name="ce9"/>
          <table:table-cell table:style-name="ce15" office:value-type="string" calcext:value-type="string" table:number-columns-spanned="3" table:number-rows-spanned="1">
            <text:p>2015-2016</text:p>
          </table:table-cell>
          <table:covered-table-cell table:number-columns-repeated="2" table:style-name="ce9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2" table:number-rows-spanned="1">
            <text:p>Social Category:</text:p>
          </table:table-cell>
          <table:covered-table-cell table:style-name="ce9"/>
          <table:table-cell table:style-name="ce3" office:value-type="string" calcext:value-type="string" table:number-columns-spanned="12" table:number-rows-spanned="1">
            <text:p>ALL</text:p>
          </table:table-cell>
          <table:covered-table-cell table:number-columns-repeated="11" table:style-name="ce9"/>
          <table:table-cell table:style-name="ce14" table:number-columns-repeated="7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2" table:number-rows-spanned="1">
            <text:p>Religious Category:</text:p>
          </table:table-cell>
          <table:covered-table-cell table:style-name="ce9"/>
          <table:table-cell table:style-name="ce3" office:value-type="string" calcext:value-type="string" table:number-columns-spanned="12" table:number-rows-spanned="1">
            <text:p>ALL</text:p>
          </table:table-cell>
          <table:covered-table-cell table:number-columns-repeated="11" table:style-name="ce9"/>
          <table:table-cell table:style-name="ce14" table:number-columns-repeated="7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2" table:number-rows-spanned="1">
            <text:p>Study Mode:</text:p>
          </table:table-cell>
          <table:covered-table-cell table:style-name="ce9"/>
          <table:table-cell table:style-name="ce3" office:value-type="string" calcext:value-type="string" table:number-columns-spanned="12" table:number-rows-spanned="1">
            <text:p>ALL</text:p>
          </table:table-cell>
          <table:covered-table-cell table:number-columns-repeated="11" table:style-name="ce9"/>
          <table:table-cell table:style-name="ce14" table:number-columns-repeated="7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2" table:number-rows-spanned="1">
            <text:p>Course Mode:</text:p>
          </table:table-cell>
          <table:covered-table-cell table:style-name="ce9"/>
          <table:table-cell table:style-name="ce3" office:value-type="string" calcext:value-type="string" table:number-columns-spanned="12" table:number-rows-spanned="1">
            <text:p>ALL</text:p>
          </table:table-cell>
          <table:covered-table-cell table:number-columns-repeated="11" table:style-name="ce9"/>
          <table:table-cell table:style-name="ce14" table:number-columns-repeated="7"/>
          <table:table-cell table:number-columns-repeated="1003"/>
        </table:table-row>
        <table:table-row table:style-name="ro3">
          <table:table-cell table:style-name="ce4" office:value-type="string" calcext:value-type="string">
            <text:p>Discipline Group</text:p>
          </table:table-cell>
          <table:table-cell table:style-name="ce4" office:value-type="string" calcext:value-type="string">
            <text:p>Discipline Name</text:p>
          </table:table-cell>
          <table:table-cell table:style-name="ce7" office:value-type="string" calcext:value-type="string" table:number-columns-spanned="18" table:number-rows-spanned="1">
            <text:p>Level</text:p>
          </table:table-cell>
          <table:covered-table-cell table:number-columns-repeated="16" table:style-name="ce13"/>
          <table:covered-table-cell table:style-name="ce10"/>
          <table:table-cell table:style-name="ce4" office:value-type="string" calcext:value-type="string">
            <text:p>Grand Total</text:p>
          </table:table-cell>
          <table:table-cell table:number-columns-repeated="1003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2" table:number-rows-spanned="1">
            <text:p>Ph.D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M.Phil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Post Graduate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Under Graduate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PG Diploma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Diploma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Certificate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Integrated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10"/>
          <table:table-cell table:style-name="ce4"/>
          <table:table-cell table:number-columns-repeated="1003"/>
        </table:table-row>
        <table:table-row table:style-name="ro2">
          <table:table-cell table:style-name="ce4" table:number-columns-repeated="2"/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1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Agriculture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759" calcext:value-type="float">
            <text:p>759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1454" calcext:value-type="float">
            <text:p>145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3058" calcext:value-type="float">
            <text:p>305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Forestry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317" calcext:value-type="float">
            <text:p>31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Horticultur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Sericultur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Area Studies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353" calcext:value-type="float">
            <text:p>353</text:p>
          </table:table-cell>
          <table:table-cell table:style-name="ce12" office:value-type="float" office:value="676" calcext:value-type="float">
            <text:p>676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787" calcext:value-type="float">
            <text:p>787</text:p>
          </table:table-cell>
          <table:table-cell table:style-name="ce12" office:value-type="float" office:value="1277" calcext:value-type="float">
            <text:p>1277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Arts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68855" calcext:value-type="float">
            <text:p>68855</text:p>
          </table:table-cell>
          <table:table-cell table:style-name="ce12" office:value-type="float" office:value="128581" calcext:value-type="float">
            <text:p>12858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68855" calcext:value-type="float">
            <text:p>68855</text:p>
          </table:table-cell>
          <table:table-cell table:style-name="ce12" office:value-type="float" office:value="128581" calcext:value-type="float">
            <text:p>128581</text:p>
          </table:table-cell>
          <table:table-cell table:style-name="ce12" office:value-type="float" office:value="197436" calcext:value-type="float">
            <text:p>197436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Commerce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6121" calcext:value-type="float">
            <text:p>6121</text:p>
          </table:table-cell>
          <table:table-cell table:style-name="ce12" office:value-type="float" office:value="11053" calcext:value-type="float">
            <text:p>11053</text:p>
          </table:table-cell>
          <table:table-cell table:style-name="ce12" office:value-type="float" office:value="74529" calcext:value-type="float">
            <text:p>74529</text:p>
          </table:table-cell>
          <table:table-cell table:style-name="ce12" office:value-type="float" office:value="65793" calcext:value-type="float">
            <text:p>6579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769" calcext:value-type="float">
            <text:p>76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0931" calcext:value-type="float">
            <text:p>80931</text:p>
          </table:table-cell>
          <table:table-cell table:style-name="ce12" office:value-type="float" office:value="77830" calcext:value-type="float">
            <text:p>77830</text:p>
          </table:table-cell>
          <table:table-cell table:style-name="ce12" office:value-type="float" office:value="158761" calcext:value-type="float">
            <text:p>15876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Commerce</text:p>
          </table:table-cell>
          <table:table-cell table:style-name="ce6" office:value-type="string" calcext:value-type="string">
            <text:p>Foreign Trad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number-columns-repeated="2" table:style-name="ce6" office:value-type="string" calcext:value-type="string">
            <text:p>Criminology &amp; Forensic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Cultural Studie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51" calcext:value-type="float">
            <text:p>15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846" calcext:value-type="float">
            <text:p>846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Defence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Architecture &amp; Regional Plann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Communication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Desig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358" calcext:value-type="float">
            <text:p>358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Fashion and Apparel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Fashion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Interior Desig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Visual Art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Disability Studies</text:p>
            <text:p/>
          </table:table-cell>
          <table:table-cell table:style-name="ce6" office:value-type="string" calcext:value-type="string">
            <text:p>Disability Studies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Education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906" calcext:value-type="float">
            <text:p>906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1059" calcext:value-type="float">
            <text:p>1105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67" calcext:value-type="float">
            <text:p>867</text:p>
          </table:table-cell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298" calcext:value-type="float">
            <text:p>129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149" calcext:value-type="float">
            <text:p>3149</text:p>
          </table:table-cell>
          <table:table-cell table:style-name="ce12" office:value-type="float" office:value="18235" calcext:value-type="float">
            <text:p>18235</text:p>
          </table:table-cell>
          <table:table-cell table:style-name="ce12" office:value-type="float" office:value="21384" calcext:value-type="float">
            <text:p>2138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eronautical Engineering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griculture Engineer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54" calcext:value-type="float">
            <text:p>25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rchitectur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449" calcext:value-type="float">
            <text:p>1449</text:p>
          </table:table-cell>
          <table:table-cell table:style-name="ce12" office:value-type="float" office:value="1897" calcext:value-type="float">
            <text:p>189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77" calcext:value-type="float">
            <text:p>377</text:p>
          </table:table-cell>
          <table:table-cell table:style-name="ce12" office:value-type="float" office:value="192" calcext:value-type="float">
            <text:p>19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49" calcext:value-type="float">
            <text:p>1849</text:p>
          </table:table-cell>
          <table:table-cell table:style-name="ce12" office:value-type="float" office:value="2121" calcext:value-type="float">
            <text:p>2121</text:p>
          </table:table-cell>
          <table:table-cell table:style-name="ce12" office:value-type="float" office:value="3970" calcext:value-type="float">
            <text:p>397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utomotive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Chemical Engineerin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56" calcext:value-type="float">
            <text:p>956</text:p>
          </table:table-cell>
          <table:table-cell table:style-name="ce12" office:value-type="float" office:value="476" calcext:value-type="float">
            <text:p>47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35" calcext:value-type="float">
            <text:p>335</text:p>
          </table:table-cell>
          <table:table-cell table:style-name="ce12" office:value-type="float" office:value="125" calcext:value-type="float">
            <text:p>12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384" calcext:value-type="float">
            <text:p>1384</text:p>
          </table:table-cell>
          <table:table-cell table:style-name="ce12" office:value-type="float" office:value="668" calcext:value-type="float">
            <text:p>668</text:p>
          </table:table-cell>
          <table:table-cell table:style-name="ce12" office:value-type="float" office:value="2052" calcext:value-type="float">
            <text:p>205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Civil Engineerin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office:value-type="float" office:value="1374" calcext:value-type="float">
            <text:p>1374</text:p>
          </table:table-cell>
          <table:table-cell table:style-name="ce12" office:value-type="float" office:value="14320" calcext:value-type="float">
            <text:p>14320</text:p>
          </table:table-cell>
          <table:table-cell table:style-name="ce12" office:value-type="float" office:value="17411" calcext:value-type="float">
            <text:p>1741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56" calcext:value-type="float">
            <text:p>3256</text:p>
          </table:table-cell>
          <table:table-cell table:style-name="ce12" office:value-type="float" office:value="2147" calcext:value-type="float">
            <text:p>214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8229" calcext:value-type="float">
            <text:p>18229</text:p>
          </table:table-cell>
          <table:table-cell table:style-name="ce12" office:value-type="float" office:value="21047" calcext:value-type="float">
            <text:p>21047</text:p>
          </table:table-cell>
          <table:table-cell table:style-name="ce12" office:value-type="float" office:value="39276" calcext:value-type="float">
            <text:p>3927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Computer Engineering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2920" calcext:value-type="float">
            <text:p>12920</text:p>
          </table:table-cell>
          <table:table-cell table:style-name="ce12" office:value-type="float" office:value="15820" calcext:value-type="float">
            <text:p>158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060" calcext:value-type="float">
            <text:p>5060</text:p>
          </table:table-cell>
          <table:table-cell table:style-name="ce12" office:value-type="float" office:value="3293" calcext:value-type="float">
            <text:p>329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8468" calcext:value-type="float">
            <text:p>18468</text:p>
          </table:table-cell>
          <table:table-cell table:style-name="ce12" office:value-type="float" office:value="20696" calcext:value-type="float">
            <text:p>20696</text:p>
          </table:table-cell>
          <table:table-cell table:style-name="ce12" office:value-type="float" office:value="39164" calcext:value-type="float">
            <text:p>3916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Dairy 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299" calcext:value-type="float">
            <text:p>29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Electrical Engineering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75" calcext:value-type="float">
            <text:p>475</text:p>
          </table:table-cell>
          <table:table-cell table:style-name="ce12" office:value-type="float" office:value="749" calcext:value-type="float">
            <text:p>749</text:p>
          </table:table-cell>
          <table:table-cell table:style-name="ce12" office:value-type="float" office:value="13538" calcext:value-type="float">
            <text:p>13538</text:p>
          </table:table-cell>
          <table:table-cell table:style-name="ce12" office:value-type="float" office:value="7414" calcext:value-type="float">
            <text:p>741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346" calcext:value-type="float">
            <text:p>4346</text:p>
          </table:table-cell>
          <table:table-cell table:style-name="ce12" office:value-type="float" office:value="618" calcext:value-type="float">
            <text:p>61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8446" calcext:value-type="float">
            <text:p>18446</text:p>
          </table:table-cell>
          <table:table-cell table:style-name="ce12" office:value-type="float" office:value="8819" calcext:value-type="float">
            <text:p>8819</text:p>
          </table:table-cell>
          <table:table-cell table:style-name="ce12" office:value-type="float" office:value="27265" calcext:value-type="float">
            <text:p>2726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Electronics Engineering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54" calcext:value-type="float">
            <text:p>1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08" calcext:value-type="float">
            <text:p>608</text:p>
          </table:table-cell>
          <table:table-cell table:style-name="ce12" office:value-type="float" office:value="1946" calcext:value-type="float">
            <text:p>1946</text:p>
          </table:table-cell>
          <table:table-cell table:style-name="ce12" office:value-type="float" office:value="15192" calcext:value-type="float">
            <text:p>15192</text:p>
          </table:table-cell>
          <table:table-cell table:style-name="ce12" office:value-type="float" office:value="18760" calcext:value-type="float">
            <text:p>1876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70" calcext:value-type="float">
            <text:p>7170</text:p>
          </table:table-cell>
          <table:table-cell table:style-name="ce12" office:value-type="float" office:value="3274" calcext:value-type="float">
            <text:p>32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3197" calcext:value-type="float">
            <text:p>23197</text:p>
          </table:table-cell>
          <table:table-cell table:style-name="ce12" office:value-type="float" office:value="24185" calcext:value-type="float">
            <text:p>24185</text:p>
          </table:table-cell>
          <table:table-cell table:style-name="ce12" office:value-type="float" office:value="47382" calcext:value-type="float">
            <text:p>47382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Engineering &amp;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Food Technology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Gree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Information 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726" calcext:value-type="float">
            <text:p>1726</text:p>
          </table:table-cell>
          <table:table-cell table:style-name="ce12" office:value-type="float" office:value="2252" calcext:value-type="float">
            <text:p>225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40" calcext:value-type="float">
            <text:p>1840</text:p>
          </table:table-cell>
          <table:table-cell table:style-name="ce12" office:value-type="float" office:value="2364" calcext:value-type="float">
            <text:p>2364</text:p>
          </table:table-cell>
          <table:table-cell table:style-name="ce12" office:value-type="float" office:value="4204" calcext:value-type="float">
            <text:p>420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arine Engineer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96" calcext:value-type="float">
            <text:p>29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echanical Engineering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59" calcext:value-type="float">
            <text:p>1059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7541" calcext:value-type="float">
            <text:p>37541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903" calcext:value-type="float">
            <text:p>7903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6796" calcext:value-type="float">
            <text:p>46796</text:p>
          </table:table-cell>
          <table:table-cell table:style-name="ce12" office:value-type="float" office:value="859" calcext:value-type="float">
            <text:p>859</text:p>
          </table:table-cell>
          <table:table-cell table:style-name="ce12" office:value-type="float" office:value="47655" calcext:value-type="float">
            <text:p>4765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etallurgical Engineering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ining Engineer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Other Engineering &amp; Technology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958" calcext:value-type="float">
            <text:p>3958</text:p>
          </table:table-cell>
          <table:table-cell table:style-name="ce12" office:value-type="float" office:value="1833" calcext:value-type="float">
            <text:p>183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733" calcext:value-type="float">
            <text:p>3733</text:p>
          </table:table-cell>
          <table:table-cell table:style-name="ce12" office:value-type="float" office:value="1156" calcext:value-type="float">
            <text:p>1156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8045" calcext:value-type="float">
            <text:p>8045</text:p>
          </table:table-cell>
          <table:table-cell table:style-name="ce12" office:value-type="float" office:value="3247" calcext:value-type="float">
            <text:p>3247</text:p>
          </table:table-cell>
          <table:table-cell table:style-name="ce12" office:value-type="float" office:value="11292" calcext:value-type="float">
            <text:p>1129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Plann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Transportation Plann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Urban Plann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Fashion 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Fine Art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ine Arts</text:p>
          </table:table-cell>
          <table:table-cell table:style-name="ce6" office:value-type="string" calcext:value-type="string">
            <text:p>Musi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ine Arts</text:p>
          </table:table-cell>
          <table:table-cell table:style-name="ce6" office:value-type="string" calcext:value-type="string">
            <text:p>Performing Ar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581" calcext:value-type="float">
            <text:p>58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ine Arts</text:p>
          </table:table-cell>
          <table:table-cell table:style-name="ce6" office:value-type="string" calcext:value-type="string">
            <text:p>Visual Arts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61" calcext:value-type="float">
            <text:p>16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628" calcext:value-type="float">
            <text:p>628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Fisheries Scienc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499" calcext:value-type="float">
            <text:p>499</text:p>
          </table:table-cell>
          <table:table-cell table:style-name="ce12" office:value-type="float" office:value="724" calcext:value-type="float">
            <text:p>72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CAD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Creative Designing CAD/CAM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Fashion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Fashion Leather &amp; Accessory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Footwear Design &amp; Produc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Leather Goods &amp; Accessories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Retail &amp; Fashion Merchandiz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English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033" calcext:value-type="float">
            <text:p>2033</text:p>
          </table:table-cell>
          <table:table-cell table:style-name="ce12" office:value-type="float" office:value="5562" calcext:value-type="float">
            <text:p>5562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87" calcext:value-type="float">
            <text:p>2287</text:p>
          </table:table-cell>
          <table:table-cell table:style-name="ce12" office:value-type="float" office:value="6191" calcext:value-type="float">
            <text:p>6191</text:p>
          </table:table-cell>
          <table:table-cell table:style-name="ce12" office:value-type="float" office:value="8478" calcext:value-type="float">
            <text:p>847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French</text:p>
          </table:table-cell>
          <table:table-cell table:number-columns-repeated="1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Germa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Other Foreign Languag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485" calcext:value-type="float">
            <text:p>48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Spanish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Gandhian Studie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Home Science</text:p>
          </table:table-cell>
          <table:table-cell table:style-name="ce6" office:value-type="string" calcext:value-type="string">
            <text:p>Food Technology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299" calcext:value-type="float">
            <text:p>299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Home Scienc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83" calcext:value-type="float">
            <text:p>68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49" calcext:value-type="float">
            <text:p>849</text:p>
          </table:table-cell>
          <table:table-cell table:style-name="ce12" office:value-type="float" office:value="872" calcext:value-type="float">
            <text:p>87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Home Science</text:p>
          </table:table-cell>
          <table:table-cell table:style-name="ce6" office:value-type="string" calcext:value-type="string">
            <text:p>Nutrition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Accommodation Operation and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Bakery And Confection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Dietetics and Hospital Food Service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Food And Beverage Servi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Food Produc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Front Office Operation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Hospitality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Hospitality and Hotel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Housekeep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Bengali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Hindi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942" calcext:value-type="float">
            <text:p>94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38" calcext:value-type="float">
            <text:p>1138</text:p>
          </table:table-cell>
          <table:table-cell table:style-name="ce12" office:value-type="float" office:value="1316" calcext:value-type="float">
            <text:p>131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Kannad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Malayalam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917" calcext:value-type="float">
            <text:p>917</text:p>
          </table:table-cell>
          <table:table-cell table:style-name="ce12" office:value-type="float" office:value="3803" calcext:value-type="float">
            <text:p>3803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043" calcext:value-type="float">
            <text:p>1043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5139" calcext:value-type="float">
            <text:p>513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Odiya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Other Indian Languag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Punjabi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Sanskri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304" calcext:value-type="float">
            <text:p>30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566" calcext:value-type="float">
            <text:p>56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Tami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Telugu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Urdu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Information Technology</text:p>
          </table:table-cell>
          <table:table-cell table:style-name="ce6" office:value-type="string" calcext:value-type="string">
            <text:p>Computer Application &amp; Informatio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Animation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Computer Application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57" calcext:value-type="float">
            <text:p>3257</text:p>
          </table:table-cell>
          <table:table-cell table:style-name="ce12" office:value-type="float" office:value="5315" calcext:value-type="float">
            <text:p>5315</text:p>
          </table:table-cell>
          <table:table-cell table:style-name="ce12" office:value-type="float" office:value="9291" calcext:value-type="float">
            <text:p>9291</text:p>
          </table:table-cell>
          <table:table-cell table:style-name="ce12" office:value-type="float" office:value="7516" calcext:value-type="float">
            <text:p>751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2747" calcext:value-type="float">
            <text:p>12747</text:p>
          </table:table-cell>
          <table:table-cell table:style-name="ce12" office:value-type="float" office:value="13059" calcext:value-type="float">
            <text:p>13059</text:p>
          </table:table-cell>
          <table:table-cell table:style-name="ce12" office:value-type="float" office:value="25806" calcext:value-type="float">
            <text:p>2580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Computer Science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office:value-type="float" office:value="938" calcext:value-type="float">
            <text:p>938</text:p>
          </table:table-cell>
          <table:table-cell table:style-name="ce12" office:value-type="float" office:value="3453" calcext:value-type="float">
            <text:p>3453</text:p>
          </table:table-cell>
          <table:table-cell table:style-name="ce12" office:value-type="float" office:value="4121" calcext:value-type="float">
            <text:p>412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964" calcext:value-type="float">
            <text:p>3964</text:p>
          </table:table-cell>
          <table:table-cell table:style-name="ce12" office:value-type="float" office:value="5112" calcext:value-type="float">
            <text:p>5112</text:p>
          </table:table-cell>
          <table:table-cell table:style-name="ce12" office:value-type="float" office:value="9076" calcext:value-type="float">
            <text:p>907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Graph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Information Technology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92" calcext:value-type="float">
            <text:p>9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342" calcext:value-type="float">
            <text:p>34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IT &amp; Comput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Multi Media</text:p>
          </table:table-cell>
          <table:table-cell table:number-columns-repeated="19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number-columns-repeated="2" table:style-name="ce6" office:value-type="string" calcext:value-type="string">
            <text:p>Journalism &amp; Mass Communic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26" calcext:value-type="float">
            <text:p>126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1271" calcext:value-type="float">
            <text:p>127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Civil Law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Constitutional Law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Cyber Crime</text:p>
          </table:table-cell>
          <table:table-cell table:number-columns-repeated="19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International Law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Law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135" calcext:value-type="float">
            <text:p>2135</text:p>
          </table:table-cell>
          <table:table-cell table:style-name="ce12" office:value-type="float" office:value="1886" calcext:value-type="float">
            <text:p>188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285" calcext:value-type="float">
            <text:p>1285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559" calcext:value-type="float">
            <text:p>3559</text:p>
          </table:table-cell>
          <table:table-cell table:style-name="ce12" office:value-type="float" office:value="3432" calcext:value-type="float">
            <text:p>3432</text:p>
          </table:table-cell>
          <table:table-cell table:style-name="ce12" office:value-type="float" office:value="6991" calcext:value-type="float">
            <text:p>6991</text:p>
          </table:table-cell>
          <table:table-cell table:number-columns-repeated="1003"/>
        </table:table-row>
        <table:table-row table:style-name="ro6">
          <table:table-cell table:number-columns-repeated="2" table:style-name="ce6" office:value-type="string" calcext:value-type="string">
            <text:p>Library &amp; Information Scienc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93" calcext:value-type="float">
            <text:p>29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843" calcext:value-type="float">
            <text:p>843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Linguistics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03" calcext:value-type="float">
            <text:p>1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06" calcext:value-type="float">
            <text:p>10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float" office:value="887" calcext:value-type="float">
            <text:p>88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Agri-Business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FSI &amp; Fina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usiness Administration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085" calcext:value-type="float">
            <text:p>6085</text:p>
          </table:table-cell>
          <table:table-cell table:style-name="ce12" office:value-type="float" office:value="5874" calcext:value-type="float">
            <text:p>5874</text:p>
          </table:table-cell>
          <table:table-cell table:style-name="ce12" office:value-type="float" office:value="15390" calcext:value-type="float">
            <text:p>15390</text:p>
          </table:table-cell>
          <table:table-cell table:style-name="ce12" office:value-type="float" office:value="9908" calcext:value-type="float">
            <text:p>990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537" calcext:value-type="float">
            <text:p>21537</text:p>
          </table:table-cell>
          <table:table-cell table:style-name="ce12" office:value-type="float" office:value="15812" calcext:value-type="float">
            <text:p>15812</text:p>
          </table:table-cell>
          <table:table-cell table:style-name="ce12" office:value-type="float" office:value="37349" calcext:value-type="float">
            <text:p>3734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usiness Management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14" calcext:value-type="float">
            <text:p>1014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1048" calcext:value-type="float">
            <text:p>1048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5" calcext:value-type="float">
            <text:p>24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230" calcext:value-type="float">
            <text:p>2230</text:p>
          </table:table-cell>
          <table:table-cell table:style-name="ce12" office:value-type="float" office:value="1474" calcext:value-type="float">
            <text:p>1474</text:p>
          </table:table-cell>
          <table:table-cell table:style-name="ce12" office:value-type="float" office:value="3704" calcext:value-type="float">
            <text:p>370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usiness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Consultancy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Event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Financial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Hospital Administratio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45" calcext:value-type="float">
            <text:p>14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Hotel Managemen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491" calcext:value-type="float">
            <text:p>1491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509" calcext:value-type="float">
            <text:p>1509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600" calcext:value-type="float">
            <text:p>160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Human Resource Managemen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41" calcext:value-type="float">
            <text:p>14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96" calcext:value-type="float">
            <text:p>19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International Busines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Management Studies &amp; Research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Marketing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Other Management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677" calcext:value-type="float">
            <text:p>67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Pharmaceutical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Software Application Develop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03" calcext:value-type="float">
            <text:p>103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Tourism Managemen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Marine Science / Oceanography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07" calcext:value-type="float">
            <text:p>10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376" calcext:value-type="float">
            <text:p>37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Anatom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Anesthesiology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Ayurved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1815" calcext:value-type="float">
            <text:p>181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1905" calcext:value-type="float">
            <text:p>1905</text:p>
          </table:table-cell>
          <table:table-cell table:style-name="ce12" office:value-type="float" office:value="2182" calcext:value-type="float">
            <text:p>218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Chemist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Phys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Statis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Cardiology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Dentist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3630" calcext:value-type="float">
            <text:p>363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3801" calcext:value-type="float">
            <text:p>3801</text:p>
          </table:table-cell>
          <table:table-cell table:style-name="ce12" office:value-type="float" office:value="4581" calcext:value-type="float">
            <text:p>458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Dermat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Endocri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ENT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Forensic Medicine/ Toxic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astroente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eneral Medicine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26" calcext:value-type="float">
            <text:p>2826</text:p>
          </table:table-cell>
          <table:table-cell table:style-name="ce12" office:value-type="float" office:value="4898" calcext:value-type="float">
            <text:p>4898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894" calcext:value-type="float">
            <text:p>2894</text:p>
          </table:table-cell>
          <table:table-cell table:style-name="ce12" office:value-type="float" office:value="4927" calcext:value-type="float">
            <text:p>4927</text:p>
          </table:table-cell>
          <table:table-cell table:style-name="ce12" office:value-type="float" office:value="7821" calcext:value-type="float">
            <text:p>782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eneral Surge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14" calcext:value-type="float">
            <text:p>11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ynaec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aemat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epat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omeopath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659" calcext:value-type="float">
            <text:p>65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office:value-type="float" office:value="783" calcext:value-type="float">
            <text:p>783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ospital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Indian Medicin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Lab Medicine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Medical Managemen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29" calcext:value-type="float">
            <text:p>12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74" calcext:value-type="float">
            <text:p>17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Medical Phys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Medical Science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3512" calcext:value-type="float">
            <text:p>351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3788" calcext:value-type="float">
            <text:p>3788</text:p>
          </table:table-cell>
          <table:table-cell table:style-name="ce12" office:value-type="float" office:value="4749" calcext:value-type="float">
            <text:p>474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Microbi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6" calcext:value-type="float">
            <text:p>10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eph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eurology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uclear Medicin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urs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16" calcext:value-type="float">
            <text:p>516</text:p>
          </table:table-cell>
          <table:table-cell table:style-name="ce12" office:value-type="float" office:value="1096" calcext:value-type="float">
            <text:p>1096</text:p>
          </table:table-cell>
          <table:table-cell table:style-name="ce12" office:value-type="float" office:value="16892" calcext:value-type="float">
            <text:p>1689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75" calcext:value-type="float">
            <text:p>375</text:p>
          </table:table-cell>
          <table:table-cell table:style-name="ce12" office:value-type="float" office:value="9420" calcext:value-type="float">
            <text:p>94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4" calcext:value-type="float">
            <text:p>2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97" calcext:value-type="float">
            <text:p>1497</text:p>
          </table:table-cell>
          <table:table-cell table:style-name="ce12" office:value-type="float" office:value="27062" calcext:value-type="float">
            <text:p>27062</text:p>
          </table:table-cell>
          <table:table-cell table:style-name="ce12" office:value-type="float" office:value="28559" calcext:value-type="float">
            <text:p>2855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ccupational Therap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ncology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phthalm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316" calcext:value-type="float">
            <text:p>31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rthopaedic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ther Medical Science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91" calcext:value-type="float">
            <text:p>19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ath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86" calcext:value-type="float">
            <text:p>28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ediatric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harmac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395" calcext:value-type="float">
            <text:p>1395</text:p>
          </table:table-cell>
          <table:table-cell table:style-name="ce12" office:value-type="float" office:value="1569" calcext:value-type="float">
            <text:p>1569</text:p>
          </table:table-cell>
          <table:table-cell table:style-name="ce12" office:value-type="float" office:value="6203" calcext:value-type="float">
            <text:p>62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91" calcext:value-type="float">
            <text:p>49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959" calcext:value-type="float">
            <text:p>1959</text:p>
          </table:table-cell>
          <table:table-cell table:style-name="ce12" office:value-type="float" office:value="8089" calcext:value-type="float">
            <text:p>8089</text:p>
          </table:table-cell>
          <table:table-cell table:style-name="ce12" office:value-type="float" office:value="10048" calcext:value-type="float">
            <text:p>1004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hysi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hysiotherap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686" calcext:value-type="float">
            <text:p>686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office:value-type="float" office:value="1054" calcext:value-type="float">
            <text:p>105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lastic Surg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sychiat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ublic Healt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Radiology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Radiothrap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Unani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U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Oriental Learning</text:p>
          </table:table-cell>
          <table:table-cell table:style-name="ce6" office:value-type="string" calcext:value-type="string">
            <text:p>Jyotisha</text:p>
          </table:table-cell>
          <table:table-cell table:number-columns-repeated="19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Oriental Learni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office:value-type="float" office:value="1154" calcext:value-type="float">
            <text:p>115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Oriental Learning</text:p>
          </table:table-cell>
          <table:table-cell table:style-name="ce6" office:value-type="string" calcext:value-type="string">
            <text:p>Veda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cupressure And Acupunctures Adva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cupressure And Acupunctures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8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lternative Medicine And Science Advance Paramedical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lternative Medicine And Science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nesthesia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ssistant Nursing And Midwif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Baby Care And Child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Blood Banking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Blood Transfus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ardiac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ardiopulmonary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ath Laborator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CU Nursing (Critical Care)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linical Diete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ommunity Health Service And Essential Drug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ental Hygiene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ental Mechanics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ialysis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ialysis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ietetics And Nutri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omestic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CG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chocardiograph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EG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cardiogram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cardiogram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 Cardiography (ECG)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9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encephalography (EEG) and clinical neurophysiology Tec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 Neuro Physiolog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mergency And Trauma Care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ndoscop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ye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Female Nursing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First-Aid And Practical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Forensic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General Health Care And Maternity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General Nursing and Midwif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Geriatic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ealth Sanitary Inspector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ospital Assistant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ospital Documentation And Record Keep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ospital <text:s/>&amp; Health Information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Infection Prevention And Control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Dressing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Lab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adiolog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adiotherap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ecord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ecord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Transcrip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RI Sc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ultiple Trauma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ultipurpose Health Worker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eurological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ursing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ursing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eration Theater Nurs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eration Theater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eration Theater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hthalmic Technology &amp; Optomet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hthalmic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tomet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rthopaedic Plaster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rthopedic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torhinolaryngology (ENT)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ara Hospital Scienc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erfusio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armacy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ysician Assistance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ysiotherapy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ysiotherap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lastering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laster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lastics  Molding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ulmonary Function Test (PFT)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adiatio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adio Imag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adiology and Imaging Techniqu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espiratory And Sleep Medicine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Sanit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Scan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Surgical Assista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Urological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Village Health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Ward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Wellness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X-ray And EC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Yoga And Naturopath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Physical Educatio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Physical Education</text:p>
          </table:table-cell>
          <table:table-cell table:style-name="ce6" office:value-type="string" calcext:value-type="string">
            <text:p>Yoga</text:p>
          </table:table-cell>
          <table:table-cell table:number-columns-repeated="1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Buddhist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Christian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Islamic Studie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58" calcext:value-type="float">
            <text:p>15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Jainism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Religious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The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Applied Sciences &amp; Humanit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Ast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io-Chemistry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03" calcext:value-type="float">
            <text:p>20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72" calcext:value-type="float">
            <text:p>272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io-Science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544" calcext:value-type="float">
            <text:p>54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io-Technology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546" calcext:value-type="float">
            <text:p>546</text:p>
          </table:table-cell>
          <table:table-cell table:style-name="ce12" office:value-type="float" office:value="609" calcext:value-type="float">
            <text:p>60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otany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235" calcext:value-type="float">
            <text:p>1235</text:p>
          </table:table-cell>
          <table:table-cell table:style-name="ce12" office:value-type="float" office:value="1389" calcext:value-type="float">
            <text:p>138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Chemistry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2771" calcext:value-type="float">
            <text:p>2771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3426" calcext:value-type="float">
            <text:p>3426</text:p>
          </table:table-cell>
          <table:table-cell table:style-name="ce12" office:value-type="float" office:value="4131" calcext:value-type="float">
            <text:p>413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Electronics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049" calcext:value-type="float">
            <text:p>104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Environmental Science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417" calcext:value-type="float">
            <text:p>41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Genetic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Geology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61" calcext:value-type="float">
            <text:p>16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Geo-Physic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Life Scienc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317" calcext:value-type="float">
            <text:p>31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Mathematics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274" calcext:value-type="float">
            <text:p>27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281" calcext:value-type="float">
            <text:p>428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Microbi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03"/>
        </table:table-row>
        <table:table-row table:style-name="ro9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Natural Resources Management and Geoinforma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Other Science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416" calcext:value-type="float">
            <text:p>1416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342" calcext:value-type="float">
            <text:p>342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3760" calcext:value-type="float">
            <text:p>376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Physics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2514" calcext:value-type="float">
            <text:p>2514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970" calcext:value-type="float">
            <text:p>970</text:p>
          </table:table-cell>
          <table:table-cell table:style-name="ce12" office:value-type="float" office:value="2995" calcext:value-type="float">
            <text:p>2995</text:p>
          </table:table-cell>
          <table:table-cell table:style-name="ce12" office:value-type="float" office:value="3965" calcext:value-type="float">
            <text:p>3965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Science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31389" calcext:value-type="float">
            <text:p>31389</text:p>
          </table:table-cell>
          <table:table-cell table:style-name="ce12" office:value-type="float" office:value="71229" calcext:value-type="float">
            <text:p>7122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31389" calcext:value-type="float">
            <text:p>31389</text:p>
          </table:table-cell>
          <table:table-cell table:style-name="ce12" office:value-type="float" office:value="71229" calcext:value-type="float">
            <text:p>71229</text:p>
          </table:table-cell>
          <table:table-cell table:style-name="ce12" office:value-type="float" office:value="102618" calcext:value-type="float">
            <text:p>102618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Statistics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577" calcext:value-type="float">
            <text:p>57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Zoology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1303" calcext:value-type="float">
            <text:p>130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1807" calcext:value-type="float">
            <text:p>1807</text:p>
          </table:table-cell>
          <table:table-cell table:style-name="ce12" office:value-type="float" office:value="2159" calcext:value-type="float">
            <text:p>2159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Anthrop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Archae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Economics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703" calcext:value-type="float">
            <text:p>1703</text:p>
          </table:table-cell>
          <table:table-cell table:style-name="ce12" office:value-type="float" office:value="3359" calcext:value-type="float">
            <text:p>3359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909" calcext:value-type="float">
            <text:p>1909</text:p>
          </table:table-cell>
          <table:table-cell table:style-name="ce12" office:value-type="float" office:value="3717" calcext:value-type="float">
            <text:p>3717</text:p>
          </table:table-cell>
          <table:table-cell table:style-name="ce12" office:value-type="float" office:value="5626" calcext:value-type="float">
            <text:p>5626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Geography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History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34" calcext:value-type="float">
            <text:p>734</text:p>
          </table:table-cell>
          <table:table-cell table:style-name="ce12" office:value-type="float" office:value="1584" calcext:value-type="float">
            <text:p>1584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275" calcext:value-type="float">
            <text:p>27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73" calcext:value-type="float">
            <text:p>973</text:p>
          </table:table-cell>
          <table:table-cell table:style-name="ce12" office:value-type="float" office:value="1912" calcext:value-type="float">
            <text:p>1912</text:p>
          </table:table-cell>
          <table:table-cell table:style-name="ce12" office:value-type="float" office:value="2885" calcext:value-type="float">
            <text:p>288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Human Right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Life Sciences &amp; Health Car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Mathema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Other Social Science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635" calcext:value-type="float">
            <text:p>63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1037" calcext:value-type="float">
            <text:p>1037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hilosophy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1163" calcext:value-type="float">
            <text:p>1163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olitical Science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2765" calcext:value-type="float">
            <text:p>276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95" calcext:value-type="float">
            <text:p>695</text:p>
          </table:table-cell>
          <table:table-cell table:style-name="ce12" office:value-type="float" office:value="2820" calcext:value-type="float">
            <text:p>2820</text:p>
          </table:table-cell>
          <table:table-cell table:style-name="ce12" office:value-type="float" office:value="3515" calcext:value-type="float">
            <text:p>3515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opulation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sychology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1027" calcext:value-type="float">
            <text:p>102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1074" calcext:value-type="float">
            <text:p>1074</text:p>
          </table:table-cell>
          <table:table-cell table:style-name="ce12" office:value-type="float" office:value="1683" calcext:value-type="float">
            <text:p>1683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sychology and Behavioral Scienc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ublic Administratio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51" calcext:value-type="float">
            <text:p>351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51" calcext:value-type="float">
            <text:p>351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560" calcext:value-type="float">
            <text:p>56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Social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Sociology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04" calcext:value-type="float">
            <text:p>504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906" calcext:value-type="float">
            <text:p>906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Statis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Social Work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1275" calcext:value-type="float">
            <text:p>1275</text:p>
          </table:table-cell>
          <table:table-cell table:style-name="ce12" office:value-type="float" office:value="528" calcext:value-type="float">
            <text:p>528</text:p>
          </table:table-cell>
          <table:table-cell table:style-name="ce12" office:value-type="float" office:value="849" calcext:value-type="float">
            <text:p>8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2150" calcext:value-type="float">
            <text:p>2150</text:p>
          </table:table-cell>
          <table:table-cell table:style-name="ce12" office:value-type="float" office:value="3247" calcext:value-type="float">
            <text:p>3247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Veterinary &amp; Animal Sciences</text:p>
          </table:table-cell>
          <table:table-cell table:style-name="ce6" office:value-type="string" calcext:value-type="string">
            <text:p>Dairy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 table:number-columns-repeated="2" table:style-name="ce6" office:value-type="string" calcext:value-type="string">
            <text:p>Veterinary &amp; Animal Science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644" calcext:value-type="float">
            <text:p>644</text:p>
          </table:table-cell>
          <table:table-cell table:style-name="ce12" office:value-type="float" office:value="1093" calcext:value-type="float">
            <text:p>1093</text:p>
          </table:table-cell>
          <table:table-cell table:number-columns-repeated="1003"/>
        </table:table-row>
        <table:table-row table:style-name="ro5">
          <table:table-cell table:number-columns-repeated="2" table:style-name="ce6" office:value-type="string" calcext:value-type="string">
            <text:p>Women Studie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03"/>
        </table:table-row>
        <table:table-row table:style-name="ro10">
          <table:table-cell table:style-name="ce7" office:value-type="string" calcext:value-type="string" table:number-columns-spanned="2" table:number-rows-spanned="1">
            <text:p>All Discipline</text:p>
          </table:table-cell>
          <table:covered-table-cell table:style-name="ce10"/>
          <table:table-cell table:style-name="ce12" office:value-type="float" office:value="1956" calcext:value-type="float">
            <text:p>1956</text:p>
          </table:table-cell>
          <table:table-cell table:style-name="ce12" office:value-type="float" office:value="2675" calcext:value-type="float">
            <text:p>2675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36792" calcext:value-type="float">
            <text:p>36792</text:p>
          </table:table-cell>
          <table:table-cell table:style-name="ce12" office:value-type="float" office:value="75945" calcext:value-type="float">
            <text:p>75945</text:p>
          </table:table-cell>
          <table:table-cell table:style-name="ce12" office:value-type="float" office:value="325818" calcext:value-type="float">
            <text:p>325818</text:p>
          </table:table-cell>
          <table:table-cell table:style-name="ce12" office:value-type="float" office:value="416584" calcext:value-type="float">
            <text:p>416584</text:p>
          </table:table-cell>
          <table:table-cell table:style-name="ce12" office:value-type="float" office:value="846" calcext:value-type="float">
            <text:p>846</text:p>
          </table:table-cell>
          <table:table-cell table:style-name="ce12" office:value-type="float" office:value="922" calcext:value-type="float">
            <text:p>922</text:p>
          </table:table-cell>
          <table:table-cell table:style-name="ce12" office:value-type="float" office:value="34563" calcext:value-type="float">
            <text:p>34563</text:p>
          </table:table-cell>
          <table:table-cell table:style-name="ce12" office:value-type="float" office:value="27974" calcext:value-type="float">
            <text:p>27974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office:value-type="float" office:value="2276" calcext:value-type="float">
            <text:p>2276</text:p>
          </table:table-cell>
          <table:table-cell table:style-name="ce12" office:value-type="float" office:value="2431" calcext:value-type="float">
            <text:p>2431</text:p>
          </table:table-cell>
          <table:table-cell table:style-name="ce12" office:value-type="float" office:value="2312" calcext:value-type="float">
            <text:p>2312</text:p>
          </table:table-cell>
          <table:table-cell table:style-name="ce12" office:value-type="float" office:value="403119" calcext:value-type="float">
            <text:p>403119</text:p>
          </table:table-cell>
          <table:table-cell table:style-name="ce12" office:value-type="float" office:value="529372" calcext:value-type="float">
            <text:p>529372</text:p>
          </table:table-cell>
          <table:table-cell table:style-name="ce12" office:value-type="float" office:value="932491" calcext:value-type="float">
            <text:p>932491</text:p>
          </table:table-cell>
          <table:table-cell table:number-columns-repeated="1003"/>
        </table:table-row>
        <table:table-row table:style-name="ro11">
          <table:table-cell table:style-name="ce8" office:value-type="string" calcext:value-type="string" table:number-columns-spanned="6" table:number-rows-spanned="1">
            <text:p>Generated On: 16/10/2022 08:56:56 PM</text:p>
          </table:table-cell>
          <table:covered-table-cell table:number-columns-repeated="5" table:style-name="ce9"/>
          <table:table-cell table:style-name="ce14" table:number-columns-repeated="15"/>
          <table:table-cell table:number-columns-repeated="1003"/>
        </table:table-row>
        <table:table-row table:style-name="ro12" table:number-rows-repeated="675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nalysis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0" table:number-columns-repeated="998" table:default-cell-style-name="Default"/>
        <table:table-row table:style-name="ro3">
          <table:table-cell table:style-name="ce4" office:value-type="string" calcext:value-type="string">
            <text:p>Discipline Group</text:p>
          </table:table-cell>
          <table:table-cell table:style-name="ce4" office:value-type="string" calcext:value-type="string">
            <text:p>Discipline Name</text:p>
          </table:table-cell>
          <table:table-cell table:style-name="ce7" office:value-type="string" calcext:value-type="string" table:number-columns-spanned="18" table:number-rows-spanned="1">
            <text:p>Level</text:p>
          </table:table-cell>
          <table:covered-table-cell table:number-columns-repeated="16" table:style-name="ce13"/>
          <table:covered-table-cell table:style-name="ce10"/>
          <table:table-cell table:style-name="ce4" office:value-type="string" calcext:value-type="string">
            <text:p>Grand Total</text:p>
          </table:table-cell>
          <table:table-cell table:style-name="ce16" office:value-type="string" calcext:value-type="string">
            <text:p>Percentage</text:p>
          </table:table-cell>
          <table:table-cell table:number-columns-repeated="1002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2" table:number-rows-spanned="1">
            <text:p>Ph.D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M.Phil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Post Graduate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Under Graduate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PG Diploma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Diploma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Certificate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Integrated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10"/>
          <table:table-cell table:style-name="ce4"/>
          <table:table-cell table:style-name="ce17"/>
          <table:table-cell table:number-columns-repeated="1002"/>
        </table:table-row>
        <table:table-row table:style-name="ro2">
          <table:table-cell table:style-name="ce4" table:number-columns-repeated="2"/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Female</text:p>
          </table:table-cell>
          <table:table-cell table:style-name="ce4"/>
          <table:table-cell table:style-name="ce17"/>
          <table:table-cell table:number-columns-repeated="1002"/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1</text:p>
          </table:table-cell>
          <table:table-cell table:style-name="ce17"/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Agriculture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759" calcext:value-type="float">
            <text:p>759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1454" calcext:value-type="float">
            <text:p>145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3058" calcext:value-type="float">
            <text:p>3058</text:p>
          </table:table-cell>
          <table:table-cell table:style-name="ce18" table:formula="of:=([.U5]/[.U$317])" office:value-type="percentage" office:value="0.00327938821929649" calcext:value-type="percentage">
            <text:p>0.3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Forestry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317" calcext:value-type="float">
            <text:p>317</text:p>
          </table:table-cell>
          <table:table-cell table:style-name="ce18" table:formula="of:=([.U6]/[.U$317])" office:value-type="percentage" office:value="0.000339949661712553" calcext:value-type="percentage">
            <text:p>0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Horticultur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94" calcext:value-type="float">
            <text:p>194</text:p>
          </table:table-cell>
          <table:table-cell table:style-name="ce18" table:formula="of:=([.U7]/[.U$317])" office:value-type="percentage" office:value="0.000208044903382445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Sericultur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Area Studies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353" calcext:value-type="float">
            <text:p>353</text:p>
          </table:table-cell>
          <table:table-cell table:style-name="ce12" office:value-type="float" office:value="676" calcext:value-type="float">
            <text:p>676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787" calcext:value-type="float">
            <text:p>787</text:p>
          </table:table-cell>
          <table:table-cell table:style-name="ce12" office:value-type="float" office:value="1277" calcext:value-type="float">
            <text:p>1277</text:p>
          </table:table-cell>
          <table:table-cell table:style-name="ce18" table:formula="of:=([.U9]/[.U$317])" office:value-type="percentage" office:value="0.0013694502145329" calcext:value-type="percentage">
            <text:p>0.14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Arts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68855" calcext:value-type="float">
            <text:p>68855</text:p>
          </table:table-cell>
          <table:table-cell table:style-name="ce12" office:value-type="float" office:value="128581" calcext:value-type="float">
            <text:p>12858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68855" calcext:value-type="float">
            <text:p>68855</text:p>
          </table:table-cell>
          <table:table-cell table:style-name="ce12" office:value-type="float" office:value="128581" calcext:value-type="float">
            <text:p>128581</text:p>
          </table:table-cell>
          <table:table-cell table:style-name="ce12" office:value-type="float" office:value="197436" calcext:value-type="float">
            <text:p>197436</text:p>
          </table:table-cell>
          <table:table-cell table:style-name="ce18" table:formula="of:=([.U10]/[.U$317])" office:value-type="percentage" office:value="0.211729657444415" calcext:value-type="percentage">
            <text:p>21.17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Commerce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6121" calcext:value-type="float">
            <text:p>6121</text:p>
          </table:table-cell>
          <table:table-cell table:style-name="ce12" office:value-type="float" office:value="11053" calcext:value-type="float">
            <text:p>11053</text:p>
          </table:table-cell>
          <table:table-cell table:style-name="ce12" office:value-type="float" office:value="74529" calcext:value-type="float">
            <text:p>74529</text:p>
          </table:table-cell>
          <table:table-cell table:style-name="ce12" office:value-type="float" office:value="65793" calcext:value-type="float">
            <text:p>6579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769" calcext:value-type="float">
            <text:p>76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0931" calcext:value-type="float">
            <text:p>80931</text:p>
          </table:table-cell>
          <table:table-cell table:style-name="ce12" office:value-type="float" office:value="77830" calcext:value-type="float">
            <text:p>77830</text:p>
          </table:table-cell>
          <table:table-cell table:style-name="ce12" office:value-type="float" office:value="158761" calcext:value-type="float">
            <text:p>158761</text:p>
          </table:table-cell>
          <table:table-cell table:style-name="ce18" table:formula="of:=([.U11]/[.U$317])" office:value-type="percentage" office:value="0.170254726319074" calcext:value-type="percentage">
            <text:p>17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Commerce</text:p>
          </table:table-cell>
          <table:table-cell table:style-name="ce6" office:value-type="string" calcext:value-type="string">
            <text:p>Foreign Trad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number-columns-repeated="2" table:style-name="ce6" office:value-type="string" calcext:value-type="string">
            <text:p>Criminology &amp; Forensic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Cultural Studie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51" calcext:value-type="float">
            <text:p>15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846" calcext:value-type="float">
            <text:p>846</text:p>
          </table:table-cell>
          <table:table-cell table:style-name="ce18" table:formula="of:=([.U14]/[.U$317])" office:value-type="percentage" office:value="0.000907247362172932" calcext:value-type="percentage">
            <text:p>0.09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Defence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Architecture &amp; Regional Plann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Communication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Desig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358" calcext:value-type="float">
            <text:p>358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638" calcext:value-type="float">
            <text:p>638</text:p>
          </table:table-cell>
          <table:table-cell table:style-name="ce18" table:formula="of:=([.U18]/[.U$317])" office:value-type="percentage" office:value="0.000684188909061857" calcext:value-type="percentage">
            <text:p>0.07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Fashion and Apparel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Fashion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Interior Desig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9" calcext:value-type="float">
            <text:p>59</text:p>
          </table:table-cell>
          <table:table-cell table:style-name="ce18" table:formula="of:=([.U21]/[.U$317])" office:value-type="percentage" office:value="0.0000632713881420839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Visual Art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Disability Studies</text:p>
            <text:p/>
          </table:table-cell>
          <table:table-cell table:style-name="ce6" office:value-type="string" calcext:value-type="string">
            <text:p>Disability Studies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0" calcext:value-type="float">
            <text:p>50</text:p>
          </table:table-cell>
          <table:table-cell table:style-name="ce18" table:formula="of:=([.U23]/[.U$317])" office:value-type="percentage" office:value="0.0000536198204593932" calcext:value-type="percentage">
            <text:p>0.01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Education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906" calcext:value-type="float">
            <text:p>906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1059" calcext:value-type="float">
            <text:p>1105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67" calcext:value-type="float">
            <text:p>867</text:p>
          </table:table-cell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298" calcext:value-type="float">
            <text:p>129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149" calcext:value-type="float">
            <text:p>3149</text:p>
          </table:table-cell>
          <table:table-cell table:style-name="ce12" office:value-type="float" office:value="18235" calcext:value-type="float">
            <text:p>18235</text:p>
          </table:table-cell>
          <table:table-cell table:style-name="ce12" office:value-type="float" office:value="21384" calcext:value-type="float">
            <text:p>21384</text:p>
          </table:table-cell>
          <table:table-cell table:style-name="ce18" table:formula="of:=([.U24]/[.U$317])" office:value-type="percentage" office:value="0.0229321248140733" calcext:value-type="percentage">
            <text:p>2.29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eronautical Engineering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797" calcext:value-type="float">
            <text:p>797</text:p>
          </table:table-cell>
          <table:table-cell table:style-name="ce18" table:formula="of:=([.U25]/[.U$317])" office:value-type="percentage" office:value="0.000854699938122727" calcext:value-type="percentage">
            <text:p>0.09%</text:p>
          </table:table-cell>
          <table:table-cell/>
          <table:table-cell table:style-name="ce6" office:value-type="string" calcext:value-type="string">
            <text:p>Engineering &amp; Technology</text:p>
          </table:table-cell>
          <table:table-cell table:style-name="ce19" table:formula="of:=SUM([.U25:.U46])" office:value-type="float" office:value="224426" calcext:value-type="float">
            <text:p>224426</text:p>
          </table:table-cell>
          <table:table-cell table:number-columns-repeated="999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griculture Engineer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54" calcext:value-type="float">
            <text:p>25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401" calcext:value-type="float">
            <text:p>401</text:p>
          </table:table-cell>
          <table:table-cell table:style-name="ce18" table:formula="of:=([.U26]/[.U$317])" office:value-type="percentage" office:value="0.000430030960084333" calcext:value-type="percentage">
            <text:p>0.0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rchitectur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449" calcext:value-type="float">
            <text:p>1449</text:p>
          </table:table-cell>
          <table:table-cell table:style-name="ce12" office:value-type="float" office:value="1897" calcext:value-type="float">
            <text:p>189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77" calcext:value-type="float">
            <text:p>377</text:p>
          </table:table-cell>
          <table:table-cell table:style-name="ce12" office:value-type="float" office:value="192" calcext:value-type="float">
            <text:p>19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49" calcext:value-type="float">
            <text:p>1849</text:p>
          </table:table-cell>
          <table:table-cell table:style-name="ce12" office:value-type="float" office:value="2121" calcext:value-type="float">
            <text:p>2121</text:p>
          </table:table-cell>
          <table:table-cell table:style-name="ce12" office:value-type="float" office:value="3970" calcext:value-type="float">
            <text:p>3970</text:p>
          </table:table-cell>
          <table:table-cell table:style-name="ce18" table:formula="of:=([.U27]/[.U$317])" office:value-type="percentage" office:value="0.00425741374447582" calcext:value-type="percentage">
            <text:p>0.4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Automotive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Chemical Engineerin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56" calcext:value-type="float">
            <text:p>956</text:p>
          </table:table-cell>
          <table:table-cell table:style-name="ce12" office:value-type="float" office:value="476" calcext:value-type="float">
            <text:p>47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35" calcext:value-type="float">
            <text:p>335</text:p>
          </table:table-cell>
          <table:table-cell table:style-name="ce12" office:value-type="float" office:value="125" calcext:value-type="float">
            <text:p>12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384" calcext:value-type="float">
            <text:p>1384</text:p>
          </table:table-cell>
          <table:table-cell table:style-name="ce12" office:value-type="float" office:value="668" calcext:value-type="float">
            <text:p>668</text:p>
          </table:table-cell>
          <table:table-cell table:style-name="ce12" office:value-type="float" office:value="2052" calcext:value-type="float">
            <text:p>2052</text:p>
          </table:table-cell>
          <table:table-cell table:style-name="ce18" table:formula="of:=([.U29]/[.U$317])" office:value-type="percentage" office:value="0.0022005574316535" calcext:value-type="percentage">
            <text:p>0.2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Civil Engineerin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office:value-type="float" office:value="1374" calcext:value-type="float">
            <text:p>1374</text:p>
          </table:table-cell>
          <table:table-cell table:style-name="ce12" office:value-type="float" office:value="14320" calcext:value-type="float">
            <text:p>14320</text:p>
          </table:table-cell>
          <table:table-cell table:style-name="ce12" office:value-type="float" office:value="17411" calcext:value-type="float">
            <text:p>1741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56" calcext:value-type="float">
            <text:p>3256</text:p>
          </table:table-cell>
          <table:table-cell table:style-name="ce12" office:value-type="float" office:value="2147" calcext:value-type="float">
            <text:p>214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8229" calcext:value-type="float">
            <text:p>18229</text:p>
          </table:table-cell>
          <table:table-cell table:style-name="ce12" office:value-type="float" office:value="21047" calcext:value-type="float">
            <text:p>21047</text:p>
          </table:table-cell>
          <table:table-cell table:style-name="ce12" office:value-type="float" office:value="39276" calcext:value-type="float">
            <text:p>39276</text:p>
          </table:table-cell>
          <table:table-cell table:style-name="ce18" table:formula="of:=([.U30]/[.U$317])" office:value-type="percentage" office:value="0.0421194413672625" calcext:value-type="percentage">
            <text:p>4.2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Computer Engineering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2920" calcext:value-type="float">
            <text:p>12920</text:p>
          </table:table-cell>
          <table:table-cell table:style-name="ce12" office:value-type="float" office:value="15820" calcext:value-type="float">
            <text:p>158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060" calcext:value-type="float">
            <text:p>5060</text:p>
          </table:table-cell>
          <table:table-cell table:style-name="ce12" office:value-type="float" office:value="3293" calcext:value-type="float">
            <text:p>329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8468" calcext:value-type="float">
            <text:p>18468</text:p>
          </table:table-cell>
          <table:table-cell table:style-name="ce12" office:value-type="float" office:value="20696" calcext:value-type="float">
            <text:p>20696</text:p>
          </table:table-cell>
          <table:table-cell table:style-name="ce12" office:value-type="float" office:value="39164" calcext:value-type="float">
            <text:p>39164</text:p>
          </table:table-cell>
          <table:table-cell table:style-name="ce18" table:formula="of:=([.U31]/[.U$317])" office:value-type="percentage" office:value="0.0419993329694335" calcext:value-type="percentage">
            <text:p>4.2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Dairy 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299" calcext:value-type="float">
            <text:p>299</text:p>
          </table:table-cell>
          <table:table-cell table:style-name="ce18" table:formula="of:=([.U32]/[.U$317])" office:value-type="percentage" office:value="0.000320646526347171" calcext:value-type="percentage">
            <text:p>0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Electrical Engineering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75" calcext:value-type="float">
            <text:p>475</text:p>
          </table:table-cell>
          <table:table-cell table:style-name="ce12" office:value-type="float" office:value="749" calcext:value-type="float">
            <text:p>749</text:p>
          </table:table-cell>
          <table:table-cell table:style-name="ce12" office:value-type="float" office:value="13538" calcext:value-type="float">
            <text:p>13538</text:p>
          </table:table-cell>
          <table:table-cell table:style-name="ce12" office:value-type="float" office:value="7414" calcext:value-type="float">
            <text:p>741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346" calcext:value-type="float">
            <text:p>4346</text:p>
          </table:table-cell>
          <table:table-cell table:style-name="ce12" office:value-type="float" office:value="618" calcext:value-type="float">
            <text:p>61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8446" calcext:value-type="float">
            <text:p>18446</text:p>
          </table:table-cell>
          <table:table-cell table:style-name="ce12" office:value-type="float" office:value="8819" calcext:value-type="float">
            <text:p>8819</text:p>
          </table:table-cell>
          <table:table-cell table:style-name="ce12" office:value-type="float" office:value="27265" calcext:value-type="float">
            <text:p>27265</text:p>
          </table:table-cell>
          <table:table-cell table:style-name="ce18" table:formula="of:=([.U33]/[.U$317])" office:value-type="percentage" office:value="0.0292388880965071" calcext:value-type="percentage">
            <text:p>2.9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Electronics Engineering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54" calcext:value-type="float">
            <text:p>1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08" calcext:value-type="float">
            <text:p>608</text:p>
          </table:table-cell>
          <table:table-cell table:style-name="ce12" office:value-type="float" office:value="1946" calcext:value-type="float">
            <text:p>1946</text:p>
          </table:table-cell>
          <table:table-cell table:style-name="ce12" office:value-type="float" office:value="15192" calcext:value-type="float">
            <text:p>15192</text:p>
          </table:table-cell>
          <table:table-cell table:style-name="ce12" office:value-type="float" office:value="18760" calcext:value-type="float">
            <text:p>1876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70" calcext:value-type="float">
            <text:p>7170</text:p>
          </table:table-cell>
          <table:table-cell table:style-name="ce12" office:value-type="float" office:value="3274" calcext:value-type="float">
            <text:p>32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3197" calcext:value-type="float">
            <text:p>23197</text:p>
          </table:table-cell>
          <table:table-cell table:style-name="ce12" office:value-type="float" office:value="24185" calcext:value-type="float">
            <text:p>24185</text:p>
          </table:table-cell>
          <table:table-cell table:style-name="ce12" office:value-type="float" office:value="47382" calcext:value-type="float">
            <text:p>47382</text:p>
          </table:table-cell>
          <table:table-cell table:style-name="ce18" table:formula="of:=([.U34]/[.U$317])" office:value-type="percentage" office:value="0.0508122866601393" calcext:value-type="percentage">
            <text:p>5.08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Engineering &amp;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Food Technology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" calcext:value-type="float">
            <text:p>194</text:p>
          </table:table-cell>
          <table:table-cell table:style-name="ce18" table:formula="of:=([.U36]/[.U$317])" office:value-type="percentage" office:value="0.000208044903382445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Gree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Information 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726" calcext:value-type="float">
            <text:p>1726</text:p>
          </table:table-cell>
          <table:table-cell table:style-name="ce12" office:value-type="float" office:value="2252" calcext:value-type="float">
            <text:p>225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40" calcext:value-type="float">
            <text:p>1840</text:p>
          </table:table-cell>
          <table:table-cell table:style-name="ce12" office:value-type="float" office:value="2364" calcext:value-type="float">
            <text:p>2364</text:p>
          </table:table-cell>
          <table:table-cell table:style-name="ce12" office:value-type="float" office:value="4204" calcext:value-type="float">
            <text:p>4204</text:p>
          </table:table-cell>
          <table:table-cell table:style-name="ce18" table:formula="of:=([.U38]/[.U$317])" office:value-type="percentage" office:value="0.00450835450422578" calcext:value-type="percentage">
            <text:p>0.45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arine Engineer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96" calcext:value-type="float">
            <text:p>296</text:p>
          </table:table-cell>
          <table:table-cell table:style-name="ce18" table:formula="of:=([.U39]/[.U$317])" office:value-type="percentage" office:value="0.000317429337119608" calcext:value-type="percentage">
            <text:p>0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echanical Engineering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59" calcext:value-type="float">
            <text:p>1059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7541" calcext:value-type="float">
            <text:p>37541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903" calcext:value-type="float">
            <text:p>7903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6796" calcext:value-type="float">
            <text:p>46796</text:p>
          </table:table-cell>
          <table:table-cell table:style-name="ce12" office:value-type="float" office:value="859" calcext:value-type="float">
            <text:p>859</text:p>
          </table:table-cell>
          <table:table-cell table:style-name="ce12" office:value-type="float" office:value="47655" calcext:value-type="float">
            <text:p>47655</text:p>
          </table:table-cell>
          <table:table-cell table:style-name="ce18" table:formula="of:=([.U40]/[.U$317])" office:value-type="percentage" office:value="0.0511050508798476" calcext:value-type="percentage">
            <text:p>5.1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etallurgical Engineering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09" calcext:value-type="float">
            <text:p>109</text:p>
          </table:table-cell>
          <table:table-cell table:style-name="ce18" table:formula="of:=([.U41]/[.U$317])" office:value-type="percentage" office:value="0.000116891208601477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Mining Engineer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8" table:formula="of:=([.U42]/[.U$317])" office:value-type="percentage" office:value="0.00000321718922756359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Other Engineering &amp; Technology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958" calcext:value-type="float">
            <text:p>3958</text:p>
          </table:table-cell>
          <table:table-cell table:style-name="ce12" office:value-type="float" office:value="1833" calcext:value-type="float">
            <text:p>183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733" calcext:value-type="float">
            <text:p>3733</text:p>
          </table:table-cell>
          <table:table-cell table:style-name="ce12" office:value-type="float" office:value="1156" calcext:value-type="float">
            <text:p>1156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8045" calcext:value-type="float">
            <text:p>8045</text:p>
          </table:table-cell>
          <table:table-cell table:style-name="ce12" office:value-type="float" office:value="3247" calcext:value-type="float">
            <text:p>3247</text:p>
          </table:table-cell>
          <table:table-cell table:style-name="ce12" office:value-type="float" office:value="11292" calcext:value-type="float">
            <text:p>11292</text:p>
          </table:table-cell>
          <table:table-cell table:style-name="ce18" table:formula="of:=([.U43]/[.U$317])" office:value-type="percentage" office:value="0.0121095002525494" calcext:value-type="percentage">
            <text:p>1.2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Plann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67" calcext:value-type="float">
            <text:p>67</text:p>
          </table:table-cell>
          <table:table-cell table:style-name="ce18" table:formula="of:=([.U44]/[.U$317])" office:value-type="percentage" office:value="0.0000718505594155868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Transportation Plann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4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Engineering &amp; Technology</text:p>
          </table:table-cell>
          <table:table-cell table:style-name="ce6" office:value-type="string" calcext:value-type="string">
            <text:p>Urban Plann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4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Fashion 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float" office:value="625" calcext:value-type="float">
            <text:p>625</text:p>
          </table:table-cell>
          <table:table-cell table:style-name="ce18" table:formula="of:=([.U47]/[.U$317])" office:value-type="percentage" office:value="0.000670247755742415" calcext:value-type="percentage">
            <text:p>0.07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Fine Art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765" calcext:value-type="float">
            <text:p>765</text:p>
          </table:table-cell>
          <table:table-cell table:style-name="ce18" table:formula="of:=([.U48]/[.U$317])" office:value-type="percentage" office:value="0.000820383253028716" calcext:value-type="percentage">
            <text:p>0.08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ine Arts</text:p>
          </table:table-cell>
          <table:table-cell table:style-name="ce6" office:value-type="string" calcext:value-type="string">
            <text:p>Musi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65" calcext:value-type="float">
            <text:p>65</text:p>
          </table:table-cell>
          <table:table-cell table:style-name="ce18" table:formula="of:=([.U49]/[.U$317])" office:value-type="percentage" office:value="0.0000697057665972111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ine Arts</text:p>
          </table:table-cell>
          <table:table-cell table:style-name="ce6" office:value-type="string" calcext:value-type="string">
            <text:p>Performing Ar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581" calcext:value-type="float">
            <text:p>581</text:p>
          </table:table-cell>
          <table:table-cell table:style-name="ce18" table:formula="of:=([.U50]/[.U$317])" office:value-type="percentage" office:value="0.000623062313738149" calcext:value-type="percentage">
            <text:p>0.06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ine Arts</text:p>
          </table:table-cell>
          <table:table-cell table:style-name="ce6" office:value-type="string" calcext:value-type="string">
            <text:p>Visual Arts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61" calcext:value-type="float">
            <text:p>16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628" calcext:value-type="float">
            <text:p>628</text:p>
          </table:table-cell>
          <table:table-cell table:style-name="ce18" table:formula="of:=([.U51]/[.U$317])" office:value-type="percentage" office:value="0.000673464944969978" calcext:value-type="percentage">
            <text:p>0.07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Fisheries Scienc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499" calcext:value-type="float">
            <text:p>499</text:p>
          </table:table-cell>
          <table:table-cell table:style-name="ce12" office:value-type="float" office:value="724" calcext:value-type="float">
            <text:p>724</text:p>
          </table:table-cell>
          <table:table-cell table:style-name="ce18" table:formula="of:=([.U52]/[.U$317])" office:value-type="percentage" office:value="0.000776415000252013" calcext:value-type="percentage">
            <text:p>0.08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CAD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5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Creative Designing CAD/CAM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5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Fashion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5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Fashion Leather &amp; Accessory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5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Footwear Design &amp; Produc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5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Leather Goods &amp; Accessories Desig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5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Footwear <text:s/>Design</text:p>
          </table:table-cell>
          <table:table-cell table:style-name="ce6" office:value-type="string" calcext:value-type="string">
            <text:p>Retail &amp; Fashion Merchandiz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5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English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033" calcext:value-type="float">
            <text:p>2033</text:p>
          </table:table-cell>
          <table:table-cell table:style-name="ce12" office:value-type="float" office:value="5562" calcext:value-type="float">
            <text:p>5562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87" calcext:value-type="float">
            <text:p>2287</text:p>
          </table:table-cell>
          <table:table-cell table:style-name="ce12" office:value-type="float" office:value="6191" calcext:value-type="float">
            <text:p>6191</text:p>
          </table:table-cell>
          <table:table-cell table:style-name="ce12" office:value-type="float" office:value="8478" calcext:value-type="float">
            <text:p>8478</text:p>
          </table:table-cell>
          <table:table-cell table:style-name="ce18" table:formula="of:=([.U60]/[.U$317])" office:value-type="percentage" office:value="0.00909177675709471" calcext:value-type="percentage">
            <text:p>0.91%</text:p>
          </table:table-cell>
          <table:table-cell/>
          <table:table-cell table:style-name="ce6" office:value-type="string" calcext:value-type="string">
            <text:p>Foreign Language</text:p>
          </table:table-cell>
          <table:table-cell table:style-name="ce19" table:formula="of:=SUM([.U60:.U64])" office:value-type="float" office:value="9052" calcext:value-type="float">
            <text:p>9052</text:p>
          </table:table-cell>
          <table:table-cell table:number-columns-repeated="999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French</text:p>
          </table:table-cell>
          <table:table-cell table:number-columns-repeated="1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2" calcext:value-type="float">
            <text:p>42</text:p>
          </table:table-cell>
          <table:table-cell table:style-name="ce18" table:formula="of:=([.U61]/[.U$317])" office:value-type="percentage" office:value="0.0000450406491858903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Germa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7" calcext:value-type="float">
            <text:p>47</text:p>
          </table:table-cell>
          <table:table-cell table:style-name="ce18" table:formula="of:=([.U62]/[.U$317])" office:value-type="percentage" office:value="0.0000504026312318296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Other Foreign Language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485" calcext:value-type="float">
            <text:p>485</text:p>
          </table:table-cell>
          <table:table-cell table:style-name="ce18" table:formula="of:=([.U63]/[.U$317])" office:value-type="percentage" office:value="0.000520112258456114" calcext:value-type="percentage">
            <text:p>0.05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Foreign Language</text:p>
          </table:table-cell>
          <table:table-cell table:style-name="ce6" office:value-type="string" calcext:value-type="string">
            <text:p>Spanish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6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Gandhian Studie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8" calcext:value-type="float">
            <text:p>68</text:p>
          </table:table-cell>
          <table:table-cell table:style-name="ce18" table:formula="of:=([.U65]/[.U$317])" office:value-type="percentage" office:value="0.0000729229558247747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Home Science</text:p>
          </table:table-cell>
          <table:table-cell table:style-name="ce6" office:value-type="string" calcext:value-type="string">
            <text:p>Food Technology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299" calcext:value-type="float">
            <text:p>299</text:p>
          </table:table-cell>
          <table:table-cell table:style-name="ce18" table:formula="of:=([.U66]/[.U$317])" office:value-type="percentage" office:value="0.000320646526347171" calcext:value-type="percentage">
            <text:p>0.03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Home Scienc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83" calcext:value-type="float">
            <text:p>68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49" calcext:value-type="float">
            <text:p>849</text:p>
          </table:table-cell>
          <table:table-cell table:style-name="ce12" office:value-type="float" office:value="872" calcext:value-type="float">
            <text:p>872</text:p>
          </table:table-cell>
          <table:table-cell table:style-name="ce18" table:formula="of:=([.U67]/[.U$317])" office:value-type="percentage" office:value="0.000935129668811817" calcext:value-type="percentage">
            <text:p>0.09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Home Science</text:p>
          </table:table-cell>
          <table:table-cell table:style-name="ce6" office:value-type="string" calcext:value-type="string">
            <text:p>Nutrition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21" calcext:value-type="float">
            <text:p>121</text:p>
          </table:table-cell>
          <table:table-cell table:style-name="ce18" table:formula="of:=([.U68]/[.U$317])" office:value-type="percentage" office:value="0.000129759965511731" calcext:value-type="percentage">
            <text:p>0.01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Accommodation Operation and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6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Bakery And Confection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Dietetics and Hospital Food Service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Food And Beverage Servi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Food Produc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Front Office Operation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Hospitality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Hospitality and Hotel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Hospitality and Tourism</text:p>
          </table:table-cell>
          <table:table-cell table:style-name="ce6" office:value-type="string" calcext:value-type="string">
            <text:p>Housekeep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Bengali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78]/[.U$317])" office:value-type="percentage" office:value="0" calcext:value-type="percentage">
            <text:p>0.00%</text:p>
          </table:table-cell>
          <table:table-cell/>
          <table:table-cell table:style-name="ce6" office:value-type="string" calcext:value-type="string">
            <text:p>Indian Language</text:p>
          </table:table-cell>
          <table:table-cell table:style-name="ce19" table:formula="of:=SUM([.U78:.U88])" office:value-type="float" office:value="7266" calcext:value-type="float">
            <text:p>7266</text:p>
          </table:table-cell>
          <table:table-cell table:number-columns-repeated="999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Hindi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942" calcext:value-type="float">
            <text:p>94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38" calcext:value-type="float">
            <text:p>1138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" table:formula="of:=([.U79]/[.U$317])" office:value-type="percentage" office:value="0.00141127367449123" calcext:value-type="percentage">
            <text:p>0.1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Kannad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0" calcext:value-type="float">
            <text:p>30</text:p>
          </table:table-cell>
          <table:table-cell table:style-name="ce18" table:formula="of:=([.U80]/[.U$317])" office:value-type="percentage" office:value="0.0000321718922756359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Malayalam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917" calcext:value-type="float">
            <text:p>917</text:p>
          </table:table-cell>
          <table:table-cell table:style-name="ce12" office:value-type="float" office:value="3803" calcext:value-type="float">
            <text:p>3803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043" calcext:value-type="float">
            <text:p>1043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5139" calcext:value-type="float">
            <text:p>5139</text:p>
          </table:table-cell>
          <table:table-cell table:style-name="ce18" table:formula="of:=([.U81]/[.U$317])" office:value-type="percentage" office:value="0.00551104514681643" calcext:value-type="percentage">
            <text:p>0.55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Odiya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8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Other Indian Languag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37" calcext:value-type="float">
            <text:p>137</text:p>
          </table:table-cell>
          <table:table-cell table:style-name="ce18" table:formula="of:=([.U83]/[.U$317])" office:value-type="percentage" office:value="0.000146918308058737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Punjabi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8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Sanskri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304" calcext:value-type="float">
            <text:p>30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566" calcext:value-type="float">
            <text:p>566</text:p>
          </table:table-cell>
          <table:table-cell table:style-name="ce18" table:formula="of:=([.U85]/[.U$317])" office:value-type="percentage" office:value="0.000606976367600331" calcext:value-type="percentage">
            <text:p>0.06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Tami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78" calcext:value-type="float">
            <text:p>78</text:p>
          </table:table-cell>
          <table:table-cell table:style-name="ce18" table:formula="of:=([.U86]/[.U$317])" office:value-type="percentage" office:value="0.0000836469199166534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Telugu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8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ndian Language</text:p>
          </table:table-cell>
          <table:table-cell table:style-name="ce6" office:value-type="string" calcext:value-type="string">
            <text:p>Urdu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8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Information Technology</text:p>
          </table:table-cell>
          <table:table-cell table:style-name="ce6" office:value-type="string" calcext:value-type="string">
            <text:p>Computer Application &amp; Informatio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89]/[.U$317])" office:value-type="percentage" office:value="0" calcext:value-type="percentage">
            <text:p>0.00%</text:p>
          </table:table-cell>
          <table:table-cell/>
          <table:table-cell table:style-name="ce6" office:value-type="string" calcext:value-type="string">
            <text:p>Information Technology</text:p>
          </table:table-cell>
          <table:table-cell table:style-name="ce19" table:formula="of:=SUM([.U89:.U96])" office:value-type="float" office:value="35233" calcext:value-type="float">
            <text:p>35233</text:p>
          </table:table-cell>
          <table:table-cell table:number-columns-repeated="999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Animation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8" table:formula="of:=([.U90]/[.U$317])" office:value-type="percentage" office:value="0.00000965156768269077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Computer Application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57" calcext:value-type="float">
            <text:p>3257</text:p>
          </table:table-cell>
          <table:table-cell table:style-name="ce12" office:value-type="float" office:value="5315" calcext:value-type="float">
            <text:p>5315</text:p>
          </table:table-cell>
          <table:table-cell table:style-name="ce12" office:value-type="float" office:value="9291" calcext:value-type="float">
            <text:p>9291</text:p>
          </table:table-cell>
          <table:table-cell table:style-name="ce12" office:value-type="float" office:value="7516" calcext:value-type="float">
            <text:p>751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2747" calcext:value-type="float">
            <text:p>12747</text:p>
          </table:table-cell>
          <table:table-cell table:style-name="ce12" office:value-type="float" office:value="13059" calcext:value-type="float">
            <text:p>13059</text:p>
          </table:table-cell>
          <table:table-cell table:style-name="ce12" office:value-type="float" office:value="25806" calcext:value-type="float">
            <text:p>25806</text:p>
          </table:table-cell>
          <table:table-cell table:style-name="ce18" table:formula="of:=([.U91]/[.U$317])" office:value-type="percentage" office:value="0.027674261735502" calcext:value-type="percentage">
            <text:p>2.77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Computer Science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office:value-type="float" office:value="938" calcext:value-type="float">
            <text:p>938</text:p>
          </table:table-cell>
          <table:table-cell table:style-name="ce12" office:value-type="float" office:value="3453" calcext:value-type="float">
            <text:p>3453</text:p>
          </table:table-cell>
          <table:table-cell table:style-name="ce12" office:value-type="float" office:value="4121" calcext:value-type="float">
            <text:p>412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964" calcext:value-type="float">
            <text:p>3964</text:p>
          </table:table-cell>
          <table:table-cell table:style-name="ce12" office:value-type="float" office:value="5112" calcext:value-type="float">
            <text:p>5112</text:p>
          </table:table-cell>
          <table:table-cell table:style-name="ce12" office:value-type="float" office:value="9076" calcext:value-type="float">
            <text:p>9076</text:p>
          </table:table-cell>
          <table:table-cell table:style-name="ce18" table:formula="of:=([.U92]/[.U$317])" office:value-type="percentage" office:value="0.00973306980978905" calcext:value-type="percentage">
            <text:p>0.97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Graph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9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Information Technology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92" calcext:value-type="float">
            <text:p>9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342" calcext:value-type="float">
            <text:p>342</text:p>
          </table:table-cell>
          <table:table-cell table:style-name="ce18" table:formula="of:=([.U94]/[.U$317])" office:value-type="percentage" office:value="0.000366759571942249" calcext:value-type="percentage">
            <text:p>0.0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IT &amp; Comput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9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IT &amp; Computer</text:p>
          </table:table-cell>
          <table:table-cell table:style-name="ce6" office:value-type="string" calcext:value-type="string">
            <text:p>Multi Media</text:p>
          </table:table-cell>
          <table:table-cell table:number-columns-repeated="19" table:style-name="ce12" office:value-type="float" office:value="0" calcext:value-type="float">
            <text:p>0</text:p>
          </table:table-cell>
          <table:table-cell table:style-name="ce18" table:formula="of:=([.U9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number-columns-repeated="2" table:style-name="ce6" office:value-type="string" calcext:value-type="string">
            <text:p>Journalism &amp; Mass Communic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26" calcext:value-type="float">
            <text:p>126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1271" calcext:value-type="float">
            <text:p>1271</text:p>
          </table:table-cell>
          <table:table-cell table:style-name="ce18" table:formula="of:=([.U97]/[.U$317])" office:value-type="percentage" office:value="0.00136301583607777" calcext:value-type="percentage">
            <text:p>0.1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Civil Law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8" table:formula="of:=([.U98]/[.U$317])" office:value-type="percentage" office:value="0.000016085946137818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Constitutional Law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4" calcext:value-type="float">
            <text:p>24</text:p>
          </table:table-cell>
          <table:table-cell table:style-name="ce18" table:formula="of:=([.U99]/[.U$317])" office:value-type="percentage" office:value="0.0000257375138205087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Cyber Crime</text:p>
          </table:table-cell>
          <table:table-cell table:number-columns-repeated="19" table:style-name="ce12" office:value-type="float" office:value="0" calcext:value-type="float">
            <text:p>0</text:p>
          </table:table-cell>
          <table:table-cell table:style-name="ce18" table:formula="of:=([.U10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International Law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8" table:formula="of:=([.U101]/[.U$317])" office:value-type="percentage" office:value="0.0000171583425470058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Law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135" calcext:value-type="float">
            <text:p>2135</text:p>
          </table:table-cell>
          <table:table-cell table:style-name="ce12" office:value-type="float" office:value="1886" calcext:value-type="float">
            <text:p>188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285" calcext:value-type="float">
            <text:p>1285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559" calcext:value-type="float">
            <text:p>3559</text:p>
          </table:table-cell>
          <table:table-cell table:style-name="ce12" office:value-type="float" office:value="3432" calcext:value-type="float">
            <text:p>3432</text:p>
          </table:table-cell>
          <table:table-cell table:style-name="ce12" office:value-type="float" office:value="6991" calcext:value-type="float">
            <text:p>6991</text:p>
          </table:table-cell>
          <table:table-cell table:style-name="ce18" table:formula="of:=([.U102]/[.U$317])" office:value-type="percentage" office:value="0.00749712329663235" calcext:value-type="percentage">
            <text:p>0.75%</text:p>
          </table:table-cell>
          <table:table-cell table:number-columns-repeated="1002"/>
        </table:table-row>
        <table:table-row table:style-name="ro6">
          <table:table-cell table:number-columns-repeated="2" table:style-name="ce6" office:value-type="string" calcext:value-type="string">
            <text:p>Library &amp; Information Scienc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93" calcext:value-type="float">
            <text:p>29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843" calcext:value-type="float">
            <text:p>843</text:p>
          </table:table-cell>
          <table:table-cell table:style-name="ce18" table:formula="of:=([.U103]/[.U$317])" office:value-type="percentage" office:value="0.000904030172945369" calcext:value-type="percentage">
            <text:p>0.09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Linguistics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03" calcext:value-type="float">
            <text:p>1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06" calcext:value-type="float">
            <text:p>10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float" office:value="887" calcext:value-type="float">
            <text:p>887</text:p>
          </table:table-cell>
          <table:table-cell table:style-name="ce18" table:formula="of:=([.U104]/[.U$317])" office:value-type="percentage" office:value="0.000951215614949635" calcext:value-type="percentage">
            <text:p>0.1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Agri-Business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05]/[.U$317])" office:value-type="percentage" office:value="0" calcext:value-type="percentage">
            <text:p>0.00%</text:p>
          </table:table-cell>
          <table:table-cell/>
          <table:table-cell table:style-name="ce6" office:value-type="string" calcext:value-type="string">
            <text:p>Management</text:p>
          </table:table-cell>
          <table:table-cell table:style-name="ce19" table:formula="of:=SUM([.U105:.U124])" office:value-type="float" office:value="43908" calcext:value-type="float">
            <text:p>43908</text:p>
          </table:table-cell>
          <table:table-cell table:number-columns-repeated="999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FSI &amp; Fina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0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usiness Administration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085" calcext:value-type="float">
            <text:p>6085</text:p>
          </table:table-cell>
          <table:table-cell table:style-name="ce12" office:value-type="float" office:value="5874" calcext:value-type="float">
            <text:p>5874</text:p>
          </table:table-cell>
          <table:table-cell table:style-name="ce12" office:value-type="float" office:value="15390" calcext:value-type="float">
            <text:p>15390</text:p>
          </table:table-cell>
          <table:table-cell table:style-name="ce12" office:value-type="float" office:value="9908" calcext:value-type="float">
            <text:p>990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537" calcext:value-type="float">
            <text:p>21537</text:p>
          </table:table-cell>
          <table:table-cell table:style-name="ce12" office:value-type="float" office:value="15812" calcext:value-type="float">
            <text:p>15812</text:p>
          </table:table-cell>
          <table:table-cell table:style-name="ce12" office:value-type="float" office:value="37349" calcext:value-type="float">
            <text:p>37349</text:p>
          </table:table-cell>
          <table:table-cell table:style-name="ce18" table:formula="of:=([.U107]/[.U$317])" office:value-type="percentage" office:value="0.0400529334867575" calcext:value-type="percentage">
            <text:p>4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usiness Management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14" calcext:value-type="float">
            <text:p>1014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1048" calcext:value-type="float">
            <text:p>1048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5" calcext:value-type="float">
            <text:p>24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230" calcext:value-type="float">
            <text:p>2230</text:p>
          </table:table-cell>
          <table:table-cell table:style-name="ce12" office:value-type="float" office:value="1474" calcext:value-type="float">
            <text:p>1474</text:p>
          </table:table-cell>
          <table:table-cell table:style-name="ce12" office:value-type="float" office:value="3704" calcext:value-type="float">
            <text:p>3704</text:p>
          </table:table-cell>
          <table:table-cell table:style-name="ce18" table:formula="of:=([.U108]/[.U$317])" office:value-type="percentage" office:value="0.00397215629963185" calcext:value-type="percentage">
            <text:p>0.4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Business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0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Consultancy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1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Event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1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Financial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1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Hospital Administratio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45" calcext:value-type="float">
            <text:p>145</text:p>
          </table:table-cell>
          <table:table-cell table:style-name="ce18" table:formula="of:=([.U113]/[.U$317])" office:value-type="percentage" office:value="0.00015549747933224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Hotel Managemen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491" calcext:value-type="float">
            <text:p>1491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509" calcext:value-type="float">
            <text:p>1509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600" calcext:value-type="float">
            <text:p>1600</text:p>
          </table:table-cell>
          <table:table-cell table:style-name="ce18" table:formula="of:=([.U114]/[.U$317])" office:value-type="percentage" office:value="0.00171583425470058" calcext:value-type="percentage">
            <text:p>0.17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Human Resource Managemen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41" calcext:value-type="float">
            <text:p>14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96" calcext:value-type="float">
            <text:p>196</text:p>
          </table:table-cell>
          <table:table-cell table:style-name="ce18" table:formula="of:=([.U115]/[.U$317])" office:value-type="percentage" office:value="0.000210189696200821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International Busines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8" table:formula="of:=([.U116]/[.U$317])" office:value-type="percentage" office:value="0.0000268099102296966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1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Management Studies &amp; Research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1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Marketing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1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Other Management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677" calcext:value-type="float">
            <text:p>677</text:p>
          </table:table-cell>
          <table:table-cell table:style-name="ce18" table:formula="of:=([.U120]/[.U$317])" office:value-type="percentage" office:value="0.000726012369020184" calcext:value-type="percentage">
            <text:p>0.07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Pharmaceutical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2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Software Application Develop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2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03" calcext:value-type="float">
            <text:p>103</text:p>
          </table:table-cell>
          <table:table-cell table:style-name="ce18" table:formula="of:=([.U123]/[.U$317])" office:value-type="percentage" office:value="0.00011045683014635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nagement</text:p>
          </table:table-cell>
          <table:table-cell table:style-name="ce6" office:value-type="string" calcext:value-type="string">
            <text:p>Tourism Managemen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9" calcext:value-type="float">
            <text:p>109</text:p>
          </table:table-cell>
          <table:table-cell table:style-name="ce18" table:formula="of:=([.U124]/[.U$317])" office:value-type="percentage" office:value="0.000116891208601477" calcext:value-type="percentage">
            <text:p>0.01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Marine Science / Oceanography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07" calcext:value-type="float">
            <text:p>10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376" calcext:value-type="float">
            <text:p>376</text:p>
          </table:table-cell>
          <table:table-cell table:style-name="ce18" table:formula="of:=([.U125]/[.U$317])" office:value-type="percentage" office:value="0.000403221049854637" calcext:value-type="percentage">
            <text:p>0.0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Anatom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8" table:formula="of:=([.U126]/[.U$317])" office:value-type="percentage" office:value="0.00000536198204593932" calcext:value-type="percentage">
            <text:p>0.00%</text:p>
          </table:table-cell>
          <table:table-cell/>
          <table:table-cell table:style-name="ce6" office:value-type="string" calcext:value-type="string">
            <text:p>Medical Science</text:p>
          </table:table-cell>
          <table:table-cell table:style-name="ce19" table:formula="of:=SUM([.U126:.U173];[.U178:.U265])" office:value-type="float" office:value="61839" calcext:value-type="float">
            <text:p>61839</text:p>
          </table:table-cell>
          <table:table-cell table:number-columns-repeated="999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Anesthesiology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27" calcext:value-type="float">
            <text:p>127</text:p>
          </table:table-cell>
          <table:table-cell table:style-name="ce18" table:formula="of:=([.U127]/[.U$317])" office:value-type="percentage" office:value="0.000136194343966859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Ayurved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1815" calcext:value-type="float">
            <text:p>181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1905" calcext:value-type="float">
            <text:p>1905</text:p>
          </table:table-cell>
          <table:table-cell table:style-name="ce12" office:value-type="float" office:value="2182" calcext:value-type="float">
            <text:p>2182</text:p>
          </table:table-cell>
          <table:table-cell table:style-name="ce18" table:formula="of:=([.U128]/[.U$317])" office:value-type="percentage" office:value="0.00233996896484792" calcext:value-type="percentage">
            <text:p>0.2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Chemist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72" calcext:value-type="float">
            <text:p>72</text:p>
          </table:table-cell>
          <table:table-cell table:style-name="ce18" table:formula="of:=([.U129]/[.U$317])" office:value-type="percentage" office:value="0.0000772125414615262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Phys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3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Statis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3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Bio-Techn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18" table:formula="of:=([.U132]/[.U$317])" office:value-type="percentage" office:value="0.0000193031353653815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Cardiology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9" calcext:value-type="float">
            <text:p>29</text:p>
          </table:table-cell>
          <table:table-cell table:style-name="ce18" table:formula="of:=([.U133]/[.U$317])" office:value-type="percentage" office:value="0.000031099495866448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Dentist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3630" calcext:value-type="float">
            <text:p>363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3801" calcext:value-type="float">
            <text:p>3801</text:p>
          </table:table-cell>
          <table:table-cell table:style-name="ce12" office:value-type="float" office:value="4581" calcext:value-type="float">
            <text:p>4581</text:p>
          </table:table-cell>
          <table:table-cell table:style-name="ce18" table:formula="of:=([.U134]/[.U$317])" office:value-type="percentage" office:value="0.0049126479504896" calcext:value-type="percentage">
            <text:p>0.49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Dermat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1" calcext:value-type="float">
            <text:p>31</text:p>
          </table:table-cell>
          <table:table-cell table:style-name="ce18" table:formula="of:=([.U135]/[.U$317])" office:value-type="percentage" office:value="0.0000332442886848238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Endocri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3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ENT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style-name="ce18" table:formula="of:=([.U137]/[.U$317])" office:value-type="percentage" office:value="0.0000450406491858903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Forensic Medicine/ Toxic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8" table:formula="of:=([.U138]/[.U$317])" office:value-type="percentage" office:value="0.00000643437845512718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astroente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3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eneral Medicine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26" calcext:value-type="float">
            <text:p>2826</text:p>
          </table:table-cell>
          <table:table-cell table:style-name="ce12" office:value-type="float" office:value="4898" calcext:value-type="float">
            <text:p>4898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894" calcext:value-type="float">
            <text:p>2894</text:p>
          </table:table-cell>
          <table:table-cell table:style-name="ce12" office:value-type="float" office:value="4927" calcext:value-type="float">
            <text:p>4927</text:p>
          </table:table-cell>
          <table:table-cell table:style-name="ce12" office:value-type="float" office:value="7821" calcext:value-type="float">
            <text:p>7821</text:p>
          </table:table-cell>
          <table:table-cell table:style-name="ce18" table:formula="of:=([.U140]/[.U$317])" office:value-type="percentage" office:value="0.00838721231625828" calcext:value-type="percentage">
            <text:p>0.8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eneral Surge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14" calcext:value-type="float">
            <text:p>114</text:p>
          </table:table-cell>
          <table:table-cell table:style-name="ce18" table:formula="of:=([.U141]/[.U$317])" office:value-type="percentage" office:value="0.000122253190647416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Gynaec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8" calcext:value-type="float">
            <text:p>58</text:p>
          </table:table-cell>
          <table:table-cell table:style-name="ce18" table:formula="of:=([.U142]/[.U$317])" office:value-type="percentage" office:value="0.0000621989917328961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aemat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4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epat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4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omeopath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659" calcext:value-type="float">
            <text:p>65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office:value-type="float" office:value="783" calcext:value-type="float">
            <text:p>783</text:p>
          </table:table-cell>
          <table:table-cell table:style-name="ce18" table:formula="of:=([.U145]/[.U$317])" office:value-type="percentage" office:value="0.000839686388394097" calcext:value-type="percentage">
            <text:p>0.08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Hospital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4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Indian Medicin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4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Lab Medicine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01" calcext:value-type="float">
            <text:p>101</text:p>
          </table:table-cell>
          <table:table-cell table:style-name="ce18" table:formula="of:=([.U148]/[.U$317])" office:value-type="percentage" office:value="0.000108312037327974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Medical Managemen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29" calcext:value-type="float">
            <text:p>12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74" calcext:value-type="float">
            <text:p>174</text:p>
          </table:table-cell>
          <table:table-cell table:style-name="ce18" table:formula="of:=([.U149]/[.U$317])" office:value-type="percentage" office:value="0.000186596975198688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Medical Phys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5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Medical Science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3512" calcext:value-type="float">
            <text:p>351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3788" calcext:value-type="float">
            <text:p>3788</text:p>
          </table:table-cell>
          <table:table-cell table:style-name="ce12" office:value-type="float" office:value="4749" calcext:value-type="float">
            <text:p>4749</text:p>
          </table:table-cell>
          <table:table-cell table:style-name="ce18" table:formula="of:=([.U151]/[.U$317])" office:value-type="percentage" office:value="0.00509281054723316" calcext:value-type="percentage">
            <text:p>0.5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Microbi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6" calcext:value-type="float">
            <text:p>106</text:p>
          </table:table-cell>
          <table:table-cell table:style-name="ce18" table:formula="of:=([.U152]/[.U$317])" office:value-type="percentage" office:value="0.000113674019373914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eph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5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eurology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5" calcext:value-type="float">
            <text:p>35</text:p>
          </table:table-cell>
          <table:table-cell table:style-name="ce18" table:formula="of:=([.U154]/[.U$317])" office:value-type="percentage" office:value="0.0000375338743215752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uclear Medicin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5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Nursing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16" calcext:value-type="float">
            <text:p>516</text:p>
          </table:table-cell>
          <table:table-cell table:style-name="ce12" office:value-type="float" office:value="1096" calcext:value-type="float">
            <text:p>1096</text:p>
          </table:table-cell>
          <table:table-cell table:style-name="ce12" office:value-type="float" office:value="16892" calcext:value-type="float">
            <text:p>1689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75" calcext:value-type="float">
            <text:p>375</text:p>
          </table:table-cell>
          <table:table-cell table:style-name="ce12" office:value-type="float" office:value="9420" calcext:value-type="float">
            <text:p>94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4" calcext:value-type="float">
            <text:p>2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97" calcext:value-type="float">
            <text:p>1497</text:p>
          </table:table-cell>
          <table:table-cell table:style-name="ce12" office:value-type="float" office:value="27062" calcext:value-type="float">
            <text:p>27062</text:p>
          </table:table-cell>
          <table:table-cell table:style-name="ce12" office:value-type="float" office:value="28559" calcext:value-type="float">
            <text:p>28559</text:p>
          </table:table-cell>
          <table:table-cell table:style-name="ce18" table:formula="of:=([.U156]/[.U$317])" office:value-type="percentage" office:value="0.0306265690499962" calcext:value-type="percentage">
            <text:p>3.06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ccupational Therap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5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ncology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8" table:formula="of:=([.U158]/[.U$317])" office:value-type="percentage" office:value="0.00000965156768269077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phthalm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316" calcext:value-type="float">
            <text:p>316</text:p>
          </table:table-cell>
          <table:table-cell table:style-name="ce18" table:formula="of:=([.U159]/[.U$317])" office:value-type="percentage" office:value="0.000338877265303365" calcext:value-type="percentage">
            <text:p>0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rthopaedic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5" calcext:value-type="float">
            <text:p>55</text:p>
          </table:table-cell>
          <table:table-cell table:style-name="ce18" table:formula="of:=([.U160]/[.U$317])" office:value-type="percentage" office:value="0.0000589818025053325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Other Medical Science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91" calcext:value-type="float">
            <text:p>191</text:p>
          </table:table-cell>
          <table:table-cell table:style-name="ce18" table:formula="of:=([.U161]/[.U$317])" office:value-type="percentage" office:value="0.000204827714154882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ath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86" calcext:value-type="float">
            <text:p>286</text:p>
          </table:table-cell>
          <table:table-cell table:style-name="ce18" table:formula="of:=([.U162]/[.U$317])" office:value-type="percentage" office:value="0.000306705373027729" calcext:value-type="percentage">
            <text:p>0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ediatric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72" calcext:value-type="float">
            <text:p>72</text:p>
          </table:table-cell>
          <table:table-cell table:style-name="ce18" table:formula="of:=([.U163]/[.U$317])" office:value-type="percentage" office:value="0.0000772125414615262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harmac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395" calcext:value-type="float">
            <text:p>1395</text:p>
          </table:table-cell>
          <table:table-cell table:style-name="ce12" office:value-type="float" office:value="1569" calcext:value-type="float">
            <text:p>1569</text:p>
          </table:table-cell>
          <table:table-cell table:style-name="ce12" office:value-type="float" office:value="6203" calcext:value-type="float">
            <text:p>62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91" calcext:value-type="float">
            <text:p>49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959" calcext:value-type="float">
            <text:p>1959</text:p>
          </table:table-cell>
          <table:table-cell table:style-name="ce12" office:value-type="float" office:value="8089" calcext:value-type="float">
            <text:p>8089</text:p>
          </table:table-cell>
          <table:table-cell table:style-name="ce12" office:value-type="float" office:value="10048" calcext:value-type="float">
            <text:p>10048</text:p>
          </table:table-cell>
          <table:table-cell table:style-name="ce18" table:formula="of:=([.U164]/[.U$317])" office:value-type="percentage" office:value="0.0107754391195197" calcext:value-type="percentage">
            <text:p>1.08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hysi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8" table:formula="of:=([.U165]/[.U$317])" office:value-type="percentage" office:value="0.0000332442886848238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hysiotherap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686" calcext:value-type="float">
            <text:p>686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office:value-type="float" office:value="1054" calcext:value-type="float">
            <text:p>1054</text:p>
          </table:table-cell>
          <table:table-cell table:style-name="ce18" table:formula="of:=([.U166]/[.U$317])" office:value-type="percentage" office:value="0.00113030581528401" calcext:value-type="percentage">
            <text:p>0.1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lastic Surg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6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sychiatr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1" calcext:value-type="float">
            <text:p>41</text:p>
          </table:table-cell>
          <table:table-cell table:style-name="ce18" table:formula="of:=([.U168]/[.U$317])" office:value-type="percentage" office:value="0.0000439682527767024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Public Healt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6" calcext:value-type="float">
            <text:p>56</text:p>
          </table:table-cell>
          <table:table-cell table:style-name="ce18" table:formula="of:=([.U169]/[.U$317])" office:value-type="percentage" office:value="0.0000600541989145204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Radiology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7" calcext:value-type="float">
            <text:p>57</text:p>
          </table:table-cell>
          <table:table-cell table:style-name="ce18" table:formula="of:=([.U170]/[.U$317])" office:value-type="percentage" office:value="0.0000611265953237082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Radiothrap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18" table:formula="of:=([.U171]/[.U$317])" office:value-type="percentage" office:value="0.0000321718922756359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Unani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7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edical Science</text:p>
          </table:table-cell>
          <table:table-cell table:style-name="ce6" office:value-type="string" calcext:value-type="string">
            <text:p>U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7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Oriental Learning</text:p>
          </table:table-cell>
          <table:table-cell table:style-name="ce6" office:value-type="string" calcext:value-type="string">
            <text:p>Jyotisha</text:p>
          </table:table-cell>
          <table:table-cell table:number-columns-repeated="19" table:style-name="ce12" office:value-type="float" office:value="0" calcext:value-type="float">
            <text:p>0</text:p>
          </table:table-cell>
          <table:table-cell table:style-name="ce18" table:formula="of:=([.U17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Oriental Learni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office:value-type="float" office:value="1154" calcext:value-type="float">
            <text:p>1154</text:p>
          </table:table-cell>
          <table:table-cell table:style-name="ce18" table:formula="of:=([.U175]/[.U$317])" office:value-type="percentage" office:value="0.00123754545620279" calcext:value-type="percentage">
            <text:p>0.1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Oriental Learning</text:p>
          </table:table-cell>
          <table:table-cell table:style-name="ce6" office:value-type="string" calcext:value-type="string">
            <text:p>Veda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7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cupressure And Acupunctures Adva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7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cupressure And Acupunctures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7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8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lternative Medicine And Science Advance Paramedical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7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lternative Medicine And Science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nesthesia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Assistant Nursing And Midwif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Baby Care And Child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Blood Banking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Blood Transfus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ardiac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ardiopulmonary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ath Laborator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CU Nursing (Critical Care)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8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linical Diete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Community Health Service And Essential Drug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ental Hygiene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ental Mechanics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ialysis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ialysis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ietetics And Nutri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Domestic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CG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chocardiograph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19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EG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cardiogram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cardiogram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 Cardiography (ECG)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9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encephalography (EEG) and clinical neurophysiology Tec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lectro Neuro Physiolog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mergency And Trauma Care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ndoscop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Eye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Female Nursing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0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First-Aid And Practical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Forensic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General Health Care And Maternity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General Nursing and Midwife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Geriatic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ealth Sanitary Inspector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ospital Assistant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ospital Documentation And Record Keep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Hospital <text:s/>&amp; Health Information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Infection Prevention And Control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1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Dressing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Lab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adiolog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adiotherap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ecord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Record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edical Transcrip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RI Sc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ultiple Trauma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Multipurpose Health Worker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2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eurological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ursing Administr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Nursing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eration Theater Nurs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eration Theater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eration Theater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hthalmic Technology &amp; Optomet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hthalmic 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ptometr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3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rthopaedic Plaster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rthopedic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Otorhinolaryngology (ENT)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ara Hospital Scienc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erfusio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armacy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ysician Assistance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ysiotherapy Assista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hysiotherapy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lastering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4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laster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lastics  Molding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7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Pulmonary Function Test (PFT)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adiation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adio Imag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adiology and Imaging Techniqu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Respiratory And Sleep Medicine Techn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Sanitatio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7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Scan Technician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Surgical Assista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5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Urological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Village Health Nursin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Ward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Wellness Management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X-ray And ECG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aramedical Science</text:p>
          </table:table-cell>
          <table:table-cell table:style-name="ce6" office:value-type="string" calcext:value-type="string">
            <text:p>Yoga And Naturopath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Physical Educatio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948" calcext:value-type="float">
            <text:p>948</text:p>
          </table:table-cell>
          <table:table-cell table:style-name="ce18" table:formula="of:=([.U266]/[.U$317])" office:value-type="percentage" office:value="0.00101663179591009" calcext:value-type="percentage">
            <text:p>0.1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Physical Education</text:p>
          </table:table-cell>
          <table:table-cell table:style-name="ce6" office:value-type="string" calcext:value-type="string">
            <text:p>Yoga</text:p>
          </table:table-cell>
          <table:table-cell table:number-columns-repeated="1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1" calcext:value-type="float">
            <text:p>41</text:p>
          </table:table-cell>
          <table:table-cell table:style-name="ce18" table:formula="of:=([.U267]/[.U$317])" office:value-type="percentage" office:value="0.0000439682527767024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Buddhist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Christian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6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Islamic Studie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58" calcext:value-type="float">
            <text:p>158</text:p>
          </table:table-cell>
          <table:table-cell table:style-name="ce18" table:formula="of:=([.U270]/[.U$317])" office:value-type="percentage" office:value="0.000169438632651682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Jainism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7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Religious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7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Religious Studies</text:p>
          </table:table-cell>
          <table:table-cell table:style-name="ce6" office:value-type="string" calcext:value-type="string">
            <text:p>The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73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Applied Sciences &amp; Humanit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7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Astr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75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io-Chemistry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03" calcext:value-type="float">
            <text:p>20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72" calcext:value-type="float">
            <text:p>272</text:p>
          </table:table-cell>
          <table:table-cell table:style-name="ce18" table:formula="of:=([.U276]/[.U$317])" office:value-type="percentage" office:value="0.000291691823299099" calcext:value-type="percentage">
            <text:p>0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io-Science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544" calcext:value-type="float">
            <text:p>544</text:p>
          </table:table-cell>
          <table:table-cell table:style-name="ce18" table:formula="of:=([.U277]/[.U$317])" office:value-type="percentage" office:value="0.000583383646598198" calcext:value-type="percentage">
            <text:p>0.06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io-Technology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546" calcext:value-type="float">
            <text:p>546</text:p>
          </table:table-cell>
          <table:table-cell table:style-name="ce12" office:value-type="float" office:value="609" calcext:value-type="float">
            <text:p>609</text:p>
          </table:table-cell>
          <table:table-cell table:style-name="ce18" table:formula="of:=([.U278]/[.U$317])" office:value-type="percentage" office:value="0.000653089413195409" calcext:value-type="percentage">
            <text:p>0.07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otany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235" calcext:value-type="float">
            <text:p>1235</text:p>
          </table:table-cell>
          <table:table-cell table:style-name="ce12" office:value-type="float" office:value="1389" calcext:value-type="float">
            <text:p>1389</text:p>
          </table:table-cell>
          <table:table-cell table:style-name="ce18" table:formula="of:=([.U279]/[.U$317])" office:value-type="percentage" office:value="0.00148955861236194" calcext:value-type="percentage">
            <text:p>0.15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Chemistry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2771" calcext:value-type="float">
            <text:p>2771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3426" calcext:value-type="float">
            <text:p>3426</text:p>
          </table:table-cell>
          <table:table-cell table:style-name="ce12" office:value-type="float" office:value="4131" calcext:value-type="float">
            <text:p>4131</text:p>
          </table:table-cell>
          <table:table-cell table:style-name="ce18" table:formula="of:=([.U280]/[.U$317])" office:value-type="percentage" office:value="0.00443006956635506" calcext:value-type="percentage">
            <text:p>0.4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Electronics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1049" calcext:value-type="float">
            <text:p>1049</text:p>
          </table:table-cell>
          <table:table-cell table:style-name="ce18" table:formula="of:=([.U281]/[.U$317])" office:value-type="percentage" office:value="0.00112494383323807" calcext:value-type="percentage">
            <text:p>0.1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Environmental Science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417" calcext:value-type="float">
            <text:p>417</text:p>
          </table:table-cell>
          <table:table-cell table:style-name="ce18" table:formula="of:=([.U282]/[.U$317])" office:value-type="percentage" office:value="0.000447189302631339" calcext:value-type="percentage">
            <text:p>0.04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Genetic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8" table:formula="of:=([.U283]/[.U$317])" office:value-type="percentage" office:value="0.00000643437845512718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Geology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61" calcext:value-type="float">
            <text:p>161</text:p>
          </table:table-cell>
          <table:table-cell table:style-name="ce18" table:formula="of:=([.U284]/[.U$317])" office:value-type="percentage" office:value="0.000172655821879246" calcext:value-type="percentage">
            <text:p>0.0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Geo-Physic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4" calcext:value-type="float">
            <text:p>84</text:p>
          </table:table-cell>
          <table:table-cell table:style-name="ce18" table:formula="of:=([.U285]/[.U$317])" office:value-type="percentage" office:value="0.0000900812983717805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Life Scienc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317" calcext:value-type="float">
            <text:p>317</text:p>
          </table:table-cell>
          <table:table-cell table:style-name="ce18" table:formula="of:=([.U286]/[.U$317])" office:value-type="percentage" office:value="0.000339949661712553" calcext:value-type="percentage">
            <text:p>0.0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Mathematics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3100" calcext:value-type="float">
            <text:p>3100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274" calcext:value-type="float">
            <text:p>27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281" calcext:value-type="float">
            <text:p>4281</text:p>
          </table:table-cell>
          <table:table-cell table:style-name="ce18" table:formula="of:=([.U287]/[.U$317])" office:value-type="percentage" office:value="0.00459092902773324" calcext:value-type="percentage">
            <text:p>0.46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Microbi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442" calcext:value-type="float">
            <text:p>442</text:p>
          </table:table-cell>
          <table:table-cell table:style-name="ce18" table:formula="of:=([.U288]/[.U$317])" office:value-type="percentage" office:value="0.000473999212861036" calcext:value-type="percentage">
            <text:p>0.05%</text:p>
          </table:table-cell>
          <table:table-cell table:number-columns-repeated="1002"/>
        </table:table-row>
        <table:table-row table:style-name="ro9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Natural Resources Management and Geoinforma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89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Other Science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416" calcext:value-type="float">
            <text:p>1416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342" calcext:value-type="float">
            <text:p>342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office:value-type="float" office:value="2400" calcext:value-type="float">
            <text:p>2400</text:p>
          </table:table-cell>
          <table:table-cell table:style-name="ce12" office:value-type="float" office:value="3760" calcext:value-type="float">
            <text:p>3760</text:p>
          </table:table-cell>
          <table:table-cell table:style-name="ce18" table:formula="of:=([.U290]/[.U$317])" office:value-type="percentage" office:value="0.00403221049854637" calcext:value-type="percentage">
            <text:p>0.4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Physics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2514" calcext:value-type="float">
            <text:p>2514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970" calcext:value-type="float">
            <text:p>970</text:p>
          </table:table-cell>
          <table:table-cell table:style-name="ce12" office:value-type="float" office:value="2995" calcext:value-type="float">
            <text:p>2995</text:p>
          </table:table-cell>
          <table:table-cell table:style-name="ce12" office:value-type="float" office:value="3965" calcext:value-type="float">
            <text:p>3965</text:p>
          </table:table-cell>
          <table:table-cell table:style-name="ce18" table:formula="of:=([.U291]/[.U$317])" office:value-type="percentage" office:value="0.00425205176242988" calcext:value-type="percentage">
            <text:p>0.43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Science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31389" calcext:value-type="float">
            <text:p>31389</text:p>
          </table:table-cell>
          <table:table-cell table:style-name="ce12" office:value-type="float" office:value="71229" calcext:value-type="float">
            <text:p>7122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31389" calcext:value-type="float">
            <text:p>31389</text:p>
          </table:table-cell>
          <table:table-cell table:style-name="ce12" office:value-type="float" office:value="71229" calcext:value-type="float">
            <text:p>71229</text:p>
          </table:table-cell>
          <table:table-cell table:style-name="ce12" office:value-type="float" office:value="102618" calcext:value-type="float">
            <text:p>102618</text:p>
          </table:table-cell>
          <table:table-cell table:style-name="ce18" table:formula="of:=([.U292]/[.U$317])" office:value-type="percentage" office:value="0.11004717471804" calcext:value-type="percentage">
            <text:p>11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Statistics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577" calcext:value-type="float">
            <text:p>577</text:p>
          </table:table-cell>
          <table:table-cell table:style-name="ce18" table:formula="of:=([.U293]/[.U$317])" office:value-type="percentage" office:value="0.000618772728101397" calcext:value-type="percentage">
            <text:p>0.06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Zoology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1303" calcext:value-type="float">
            <text:p>130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1807" calcext:value-type="float">
            <text:p>1807</text:p>
          </table:table-cell>
          <table:table-cell table:style-name="ce12" office:value-type="float" office:value="2159" calcext:value-type="float">
            <text:p>2159</text:p>
          </table:table-cell>
          <table:table-cell table:style-name="ce18" table:formula="of:=([.U294]/[.U$317])" office:value-type="percentage" office:value="0.0023153038474366" calcext:value-type="percentage">
            <text:p>0.23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Anthropology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8" table:formula="of:=([.U295]/[.U$317])" office:value-type="percentage" office:value="0.0000117963605010665" calcext:value-type="percentage">
            <text:p>0.00%</text:p>
          </table:table-cell>
          <table:table-cell/>
          <table:table-cell table:style-name="ce6" office:value-type="string" calcext:value-type="string">
            <text:p>Social Science</text:p>
          </table:table-cell>
          <table:table-cell table:style-name="ce19" table:formula="of:=SUM([.U295:.U313])" office:value-type="float" office:value="21269" calcext:value-type="float">
            <text:p>21269</text:p>
          </table:table-cell>
          <table:table-cell table:number-columns-repeated="999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Archaeology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29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Economics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703" calcext:value-type="float">
            <text:p>1703</text:p>
          </table:table-cell>
          <table:table-cell table:style-name="ce12" office:value-type="float" office:value="3359" calcext:value-type="float">
            <text:p>3359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909" calcext:value-type="float">
            <text:p>1909</text:p>
          </table:table-cell>
          <table:table-cell table:style-name="ce12" office:value-type="float" office:value="3717" calcext:value-type="float">
            <text:p>3717</text:p>
          </table:table-cell>
          <table:table-cell table:style-name="ce12" office:value-type="float" office:value="5626" calcext:value-type="float">
            <text:p>5626</text:p>
          </table:table-cell>
          <table:table-cell table:style-name="ce18" table:formula="of:=([.U297]/[.U$317])" office:value-type="percentage" office:value="0.00603330219809092" calcext:value-type="percentage">
            <text:p>0.6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Geography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1" calcext:value-type="float">
            <text:p>91</text:p>
          </table:table-cell>
          <table:table-cell table:style-name="ce18" table:formula="of:=([.U298]/[.U$317])" office:value-type="percentage" office:value="0.0000975880732360956" calcext:value-type="percentage">
            <text:p>0.0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History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34" calcext:value-type="float">
            <text:p>734</text:p>
          </table:table-cell>
          <table:table-cell table:style-name="ce12" office:value-type="float" office:value="1584" calcext:value-type="float">
            <text:p>1584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275" calcext:value-type="float">
            <text:p>27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73" calcext:value-type="float">
            <text:p>973</text:p>
          </table:table-cell>
          <table:table-cell table:style-name="ce12" office:value-type="float" office:value="1912" calcext:value-type="float">
            <text:p>1912</text:p>
          </table:table-cell>
          <table:table-cell table:style-name="ce12" office:value-type="float" office:value="2885" calcext:value-type="float">
            <text:p>2885</text:p>
          </table:table-cell>
          <table:table-cell table:style-name="ce18" table:formula="of:=([.U299]/[.U$317])" office:value-type="percentage" office:value="0.00309386364050699" calcext:value-type="percentage">
            <text:p>0.3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Human Right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0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Life Sciences &amp; Health Car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01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Mathema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0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Other Social Science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635" calcext:value-type="float">
            <text:p>63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1037" calcext:value-type="float">
            <text:p>1037</text:p>
          </table:table-cell>
          <table:table-cell table:style-name="ce18" table:formula="of:=([.U303]/[.U$317])" office:value-type="percentage" office:value="0.00111207507632781" calcext:value-type="percentage">
            <text:p>0.11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hilosophy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1163" calcext:value-type="float">
            <text:p>1163</text:p>
          </table:table-cell>
          <table:table-cell table:style-name="ce18" table:formula="of:=([.U304]/[.U$317])" office:value-type="percentage" office:value="0.00124719702388549" calcext:value-type="percentage">
            <text:p>0.12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olitical Science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2765" calcext:value-type="float">
            <text:p>276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95" calcext:value-type="float">
            <text:p>695</text:p>
          </table:table-cell>
          <table:table-cell table:style-name="ce12" office:value-type="float" office:value="2820" calcext:value-type="float">
            <text:p>2820</text:p>
          </table:table-cell>
          <table:table-cell table:style-name="ce12" office:value-type="float" office:value="3515" calcext:value-type="float">
            <text:p>3515</text:p>
          </table:table-cell>
          <table:table-cell table:style-name="ce18" table:formula="of:=([.U305]/[.U$317])" office:value-type="percentage" office:value="0.00376947337829534" calcext:value-type="percentage">
            <text:p>0.38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opulation Studi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06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sychology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1027" calcext:value-type="float">
            <text:p>1027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1074" calcext:value-type="float">
            <text:p>1074</text:p>
          </table:table-cell>
          <table:table-cell table:style-name="ce12" office:value-type="float" office:value="1683" calcext:value-type="float">
            <text:p>1683</text:p>
          </table:table-cell>
          <table:table-cell table:style-name="ce18" table:formula="of:=([.U307]/[.U$317])" office:value-type="percentage" office:value="0.00180484315666317" calcext:value-type="percentage">
            <text:p>0.18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sychology and Behavioral Science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08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Public Administratio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51" calcext:value-type="float">
            <text:p>351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351" calcext:value-type="float">
            <text:p>351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560" calcext:value-type="float">
            <text:p>560</text:p>
          </table:table-cell>
          <table:table-cell table:style-name="ce18" table:formula="of:=([.U309]/[.U$317])" office:value-type="percentage" office:value="0.000600541989145204" calcext:value-type="percentage">
            <text:p>0.06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Social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10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Sociology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04" calcext:value-type="float">
            <text:p>504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906" calcext:value-type="float">
            <text:p>906</text:p>
          </table:table-cell>
          <table:table-cell table:style-name="ce12" office:value-type="float" office:value="1451" calcext:value-type="float">
            <text:p>1451</text:p>
          </table:table-cell>
          <table:table-cell table:style-name="ce18" table:formula="of:=([.U311]/[.U$317])" office:value-type="percentage" office:value="0.00155604718973159" calcext:value-type="percentage">
            <text:p>0.16%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Social Science</text:p>
          </table:table-cell>
          <table:table-cell table:style-name="ce6" office:value-type="string" calcext:value-type="string">
            <text:p>Statistics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12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Social Work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1275" calcext:value-type="float">
            <text:p>1275</text:p>
          </table:table-cell>
          <table:table-cell table:style-name="ce12" office:value-type="float" office:value="528" calcext:value-type="float">
            <text:p>528</text:p>
          </table:table-cell>
          <table:table-cell table:style-name="ce12" office:value-type="float" office:value="849" calcext:value-type="float">
            <text:p>8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2150" calcext:value-type="float">
            <text:p>2150</text:p>
          </table:table-cell>
          <table:table-cell table:style-name="ce12" office:value-type="float" office:value="3247" calcext:value-type="float">
            <text:p>3247</text:p>
          </table:table-cell>
          <table:table-cell table:style-name="ce18" table:formula="of:=([.U313]/[.U$317])" office:value-type="percentage" office:value="0.00348207114063299" calcext:value-type="percentage">
            <text:p>0.35%</text:p>
          </table:table-cell>
          <table:table-cell table:number-columns-repeated="1002"/>
        </table:table-row>
        <table:table-row table:style-name="ro6">
          <table:table-cell table:style-name="ce6" office:value-type="string" calcext:value-type="string">
            <text:p>Veterinary &amp; Animal Sciences</text:p>
          </table:table-cell>
          <table:table-cell table:style-name="ce6" office:value-type="string" calcext:value-type="string">
            <text:p>Dairy Science</text:p>
          </table:table-cell>
          <table:table-cell table:style-name="ce12" table:number-columns-repeated="16"/>
          <table:table-cell table:number-columns-repeated="3" table:style-name="ce12" office:value-type="float" office:value="0" calcext:value-type="float">
            <text:p>0</text:p>
          </table:table-cell>
          <table:table-cell table:style-name="ce18" table:formula="of:=([.U314]/[.U$317])" office:value-type="percentage" office:value="0" calcext:value-type="percentage">
            <text:p>0.00%</text:p>
          </table:table-cell>
          <table:table-cell table:number-columns-repeated="1002"/>
        </table:table-row>
        <table:table-row table:style-name="ro6">
          <table:table-cell table:number-columns-repeated="2" table:style-name="ce6" office:value-type="string" calcext:value-type="string">
            <text:p>Veterinary &amp; Animal Science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644" calcext:value-type="float">
            <text:p>644</text:p>
          </table:table-cell>
          <table:table-cell table:style-name="ce12" office:value-type="float" office:value="1093" calcext:value-type="float">
            <text:p>1093</text:p>
          </table:table-cell>
          <table:table-cell table:style-name="ce18" table:formula="of:=([.U315]/[.U$317])" office:value-type="percentage" office:value="0.00117212927524234" calcext:value-type="percentage">
            <text:p>0.12%</text:p>
          </table:table-cell>
          <table:table-cell table:number-columns-repeated="1002"/>
        </table:table-row>
        <table:table-row table:style-name="ro5">
          <table:table-cell table:number-columns-repeated="2" table:style-name="ce6" office:value-type="string" calcext:value-type="string">
            <text:p>Women Studie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32" calcext:value-type="float">
            <text:p>132</text:p>
          </table:table-cell>
          <table:table-cell table:style-name="ce18" table:formula="of:=([.U316]/[.U$317])" office:value-type="percentage" office:value="0.000141556326012798" calcext:value-type="percentage">
            <text:p>0.01%</text:p>
          </table:table-cell>
          <table:table-cell table:number-columns-repeated="1002"/>
        </table:table-row>
        <table:table-row table:style-name="ro10">
          <table:table-cell table:style-name="ce7" office:value-type="string" calcext:value-type="string" table:number-columns-spanned="2" table:number-rows-spanned="1">
            <text:p>All Discipline</text:p>
          </table:table-cell>
          <table:covered-table-cell table:style-name="ce10"/>
          <table:table-cell table:style-name="ce12" office:value-type="float" office:value="1956" calcext:value-type="float">
            <text:p>1956</text:p>
          </table:table-cell>
          <table:table-cell table:style-name="ce12" office:value-type="float" office:value="2675" calcext:value-type="float">
            <text:p>2675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36792" calcext:value-type="float">
            <text:p>36792</text:p>
          </table:table-cell>
          <table:table-cell table:style-name="ce12" office:value-type="float" office:value="75945" calcext:value-type="float">
            <text:p>75945</text:p>
          </table:table-cell>
          <table:table-cell table:style-name="ce12" office:value-type="float" office:value="325818" calcext:value-type="float">
            <text:p>325818</text:p>
          </table:table-cell>
          <table:table-cell table:style-name="ce12" office:value-type="float" office:value="416584" calcext:value-type="float">
            <text:p>416584</text:p>
          </table:table-cell>
          <table:table-cell table:style-name="ce12" office:value-type="float" office:value="846" calcext:value-type="float">
            <text:p>846</text:p>
          </table:table-cell>
          <table:table-cell table:style-name="ce12" office:value-type="float" office:value="922" calcext:value-type="float">
            <text:p>922</text:p>
          </table:table-cell>
          <table:table-cell table:style-name="ce12" office:value-type="float" office:value="34563" calcext:value-type="float">
            <text:p>34563</text:p>
          </table:table-cell>
          <table:table-cell table:style-name="ce12" office:value-type="float" office:value="27974" calcext:value-type="float">
            <text:p>27974</text:p>
          </table:table-cell>
          <table:table-cell table:style-name="ce12" office:value-type="float" office:value="485" calcext:value-type="float">
            <text:p>485</text:p>
          </table:table-cell>
          <table:table-cell table:style-name="ce12" office:value-type="float" office:value="2276" calcext:value-type="float">
            <text:p>2276</text:p>
          </table:table-cell>
          <table:table-cell table:style-name="ce12" office:value-type="float" office:value="2431" calcext:value-type="float">
            <text:p>2431</text:p>
          </table:table-cell>
          <table:table-cell table:style-name="ce12" office:value-type="float" office:value="2312" calcext:value-type="float">
            <text:p>2312</text:p>
          </table:table-cell>
          <table:table-cell table:style-name="ce12" office:value-type="float" office:value="403119" calcext:value-type="float">
            <text:p>403119</text:p>
          </table:table-cell>
          <table:table-cell table:style-name="ce12" office:value-type="float" office:value="529372" calcext:value-type="float">
            <text:p>529372</text:p>
          </table:table-cell>
          <table:table-cell table:style-name="ce12" office:value-type="float" office:value="932491" calcext:value-type="float">
            <text:p>932491</text:p>
          </table:table-cell>
          <table:table-cell table:style-name="ce18" table:formula="of:=([.U317]/[.U$317])" office:value-type="percentage" office:value="1" calcext:value-type="percentage">
            <text:p>100.00%</text:p>
          </table:table-cell>
          <table:table-cell table:number-columns-repeated="1002"/>
        </table:table-row>
        <table:table-row table:style-name="ro11">
          <table:table-cell table:style-name="ce8" office:value-type="string" calcext:value-type="string" table:number-columns-spanned="6" table:number-rows-spanned="1">
            <text:p>Generated On: 16/10/2022 08:56:56 PM</text:p>
          </table:table-cell>
          <table:covered-table-cell table:number-columns-repeated="5" table:style-name="ce9"/>
          <table:table-cell table:style-name="ce14" table:number-columns-repeated="15"/>
          <table:table-cell table:style-name="ce17"/>
          <table:table-cell table:number-columns-repeated="1002"/>
        </table:table-row>
        <table:table-row table:style-name="ro4" table:number-rows-repeated="682">
          <table:table-cell table:number-columns-repeated="21"/>
          <table:table-cell table:style-name="ce17"/>
          <table:table-cell table:number-columns-repeated="1002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Analysis.V1:Analysis.V1000">
            <calcext:condition calcext:apply-style-name="ConditionalStyle_1" calcext:value="&gt;=1%" calcext:base-cell-address="Analysis.V1"/>
          </calcext:conditional-format>
          <calcext:conditional-format calcext:target-range-address="Analysis.V1:Analysis.V1000">
            <calcext:condition calcext:apply-style-name="ConditionalStyle_2" calcext:value="&gt;=0.1%" calcext:base-cell-address="Analysis.V1"/>
          </calcext:conditional-format>
        </calcext:conditional-formats>
      </table:table>
      <table:table table:name="Consolidation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3" table:default-cell-style-name="Default"/>
        <table:table-column table:style-name="co10" table:number-columns-repeated="998" table:default-cell-style-name="Default"/>
        <table:table-row table:style-name="ro13">
          <table:table-cell table:style-name="ce20" office:value-type="string" calcext:value-type="string">
            <text:p>Discipline Group</text:p>
          </table:table-cell>
          <table:table-cell table:style-name="ce25" office:value-type="string" calcext:value-type="string">
            <text:p>Numbers</text:p>
          </table:table-cell>
          <table:table-cell table:style-name="ce25" office:value-type="string" calcext:value-type="string">
            <text:p>Share</text:p>
          </table:table-cell>
          <table:table-cell table:number-columns-repeated="1021"/>
        </table:table-row>
        <table:table-row table:style-name="ro13">
          <table:table-cell table:style-name="ce21" office:value-type="string" calcext:value-type="string">
            <text:p>Arts &amp; Languages</text:p>
          </table:table-cell>
          <table:table-cell table:style-name="ce26" table:formula="of:=SUM([$Analysis.U10];[$Analysis.Y60];[$Analysis.Y78])" office:value-type="float" office:value="213754" calcext:value-type="float">
            <text:p>213754</text:p>
          </table:table-cell>
          <table:table-cell table:style-name="ce27" table:formula="of:=([.B2]/[$Analysis.U$317])" office:value-type="percentage" office:value="0.229229022" calcext:value-type="percentage">
            <text:p>22.92%</text:p>
          </table:table-cell>
          <table:table-cell table:number-columns-repeated="1021"/>
        </table:table-row>
        <table:table-row table:style-name="ro13">
          <table:table-cell table:style-name="ce22" office:value-type="string" calcext:value-type="string">
            <text:p>Commerce</text:p>
          </table:table-cell>
          <table:table-cell table:style-name="ce26" table:formula="of:=SUM([$Analysis.U11])" office:value-type="float" office:value="158761" calcext:value-type="float">
            <text:p>158761</text:p>
          </table:table-cell>
          <table:table-cell table:style-name="ce27" table:formula="of:=([.B3]/[$Analysis.U$317])" office:value-type="percentage" office:value="0.1702547263" calcext:value-type="percentage">
            <text:p>17.03%</text:p>
          </table:table-cell>
          <table:table-cell table:number-columns-repeated="1021"/>
        </table:table-row>
        <table:table-row table:style-name="ro13">
          <table:table-cell table:style-name="ce22" office:value-type="string" calcext:value-type="string">
            <text:p>Education</text:p>
          </table:table-cell>
          <table:table-cell table:style-name="ce26" table:formula="of:=SUM([$Analysis.U24])" office:value-type="float" office:value="21384" calcext:value-type="float">
            <text:p>21384</text:p>
          </table:table-cell>
          <table:table-cell table:style-name="ce27" table:formula="of:=([.B4]/[$Analysis.U$317])" office:value-type="percentage" office:value="0.02293212481" calcext:value-type="percentage">
            <text:p>2.29%</text:p>
          </table:table-cell>
          <table:table-cell table:number-columns-repeated="1021"/>
        </table:table-row>
        <table:table-row table:style-name="ro13">
          <table:table-cell table:style-name="ce21" office:value-type="string" calcext:value-type="string">
            <text:p>Engineering &amp; Technology</text:p>
          </table:table-cell>
          <table:table-cell table:style-name="ce26" table:formula="of:=SUM([$Analysis.Y25])" office:value-type="float" office:value="224426" calcext:value-type="float">
            <text:p>224426</text:p>
          </table:table-cell>
          <table:table-cell table:style-name="ce27" table:formula="of:=([.B5]/[$Analysis.U$317])" office:value-type="percentage" office:value="0.2406736365" calcext:value-type="percentage">
            <text:p>24.07%</text:p>
          </table:table-cell>
          <table:table-cell table:number-columns-repeated="1021"/>
        </table:table-row>
        <table:table-row table:style-name="ro13">
          <table:table-cell table:style-name="ce22" office:value-type="string" calcext:value-type="string">
            <text:p>Information Technology</text:p>
          </table:table-cell>
          <table:table-cell table:style-name="ce26" table:formula="of:=SUM([$Analysis.Y89])" office:value-type="float" office:value="35233" calcext:value-type="float">
            <text:p>35233</text:p>
          </table:table-cell>
          <table:table-cell table:style-name="ce27" table:formula="of:=([.B6]/[$Analysis.U$317])" office:value-type="percentage" office:value="0.03778374268" calcext:value-type="percentage">
            <text:p>3.78%</text:p>
          </table:table-cell>
          <table:table-cell table:number-columns-repeated="1021"/>
        </table:table-row>
        <table:table-row table:style-name="ro13">
          <table:table-cell table:style-name="ce22" office:value-type="string" calcext:value-type="string">
            <text:p>Management</text:p>
          </table:table-cell>
          <table:table-cell table:style-name="ce26" table:formula="of:=SUM([$Analysis.Y105])" office:value-type="float" office:value="43908" calcext:value-type="float">
            <text:p>43908</text:p>
          </table:table-cell>
          <table:table-cell table:style-name="ce27" table:formula="of:=([.B7]/[$Analysis.U$317])" office:value-type="percentage" office:value="0.04708678153" calcext:value-type="percentage">
            <text:p>4.71%</text:p>
          </table:table-cell>
          <table:table-cell table:number-columns-repeated="1021"/>
        </table:table-row>
        <table:table-row table:style-name="ro13">
          <table:table-cell table:style-name="ce22" office:value-type="string" calcext:value-type="string">
            <text:p>Medical Science &amp; allied</text:p>
          </table:table-cell>
          <table:table-cell table:style-name="ce26" table:formula="of:=SUM([$Analysis.Y126])" office:value-type="float" office:value="61839" calcext:value-type="float">
            <text:p>61839</text:p>
          </table:table-cell>
          <table:table-cell table:style-name="ce27" table:formula="of:=([.B8]/[$Analysis.U$317])" office:value-type="percentage" office:value="0.06631592155" calcext:value-type="percentage">
            <text:p>6.63%</text:p>
          </table:table-cell>
          <table:table-cell table:number-columns-repeated="1021"/>
        </table:table-row>
        <table:table-row table:style-name="ro13">
          <table:table-cell table:style-name="ce22" office:value-type="string" calcext:value-type="string">
            <text:p>Science</text:p>
          </table:table-cell>
          <table:table-cell table:style-name="ce26" table:formula="of:=SUM([$Analysis.U292])" office:value-type="float" office:value="102618" calcext:value-type="float">
            <text:p>102618</text:p>
          </table:table-cell>
          <table:table-cell table:style-name="ce27" table:formula="of:=([.B9]/[$Analysis.U$317])" office:value-type="percentage" office:value="0.1100471747" calcext:value-type="percentage">
            <text:p>11.00%</text:p>
          </table:table-cell>
          <table:table-cell table:number-columns-repeated="1021"/>
        </table:table-row>
        <table:table-row table:style-name="ro13">
          <table:table-cell table:style-name="ce22" office:value-type="string" calcext:value-type="string">
            <text:p>Social Science</text:p>
          </table:table-cell>
          <table:table-cell table:style-name="ce26" table:formula="of:=SUM([$Analysis.Y295])" office:value-type="float" office:value="21269" calcext:value-type="float">
            <text:p>21269</text:p>
          </table:table-cell>
          <table:table-cell table:style-name="ce27" table:formula="of:=([.B10]/[$Analysis.U$317])" office:value-type="percentage" office:value="0.02280879923" calcext:value-type="percentage">
            <text:p>2.28%</text:p>
          </table:table-cell>
          <table:table-cell table:number-columns-repeated="1021"/>
        </table:table-row>
        <table:table-row table:style-name="ro13">
          <table:table-cell table:style-name="ce23"/>
          <table:table-cell table:number-columns-repeated="1023"/>
        </table:table-row>
        <table:table-row table:style-name="ro14">
          <table:table-cell table:style-name="ce24" office:value-type="string" calcext:value-type="string">
            <text:p>Total</text:p>
          </table:table-cell>
          <table:table-cell table:style-name="ce24" table:formula="of:=SUM([.B2:.B10])" office:value-type="float" office:value="883192" calcext:value-type="float">
            <text:p>883192</text:p>
          </table:table-cell>
          <table:table-cell table:number-columns-repeated="1022"/>
        </table:table-row>
        <table:table-row table:style-name="ro4" table:number-rows-repeated="988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JR_PAGE_ANCHOR_0_1" table:base-cell-address="$'Report 109'.$A$1" table:cell-range-address="$'Report 109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00"/>
    </style:style>
    <style:style style:name="ConditionalStyle_5f_2" style:display-name="ConditionalStyle_2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_20_109" style:display-name="PageStyle_Report 1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nsolidation" style:display-name="PageStyle_Consolidati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120" meta:object-count="0"/>
    <meta:generator>LibreOfficeDev/6.0.5.2$Linux_X86_64 LibreOffice_project/</meta:generator>
  </office:meta>
</office:document-meta>
</file>